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d3c2e" style:font-style-asian="italic" style:font-style-complex="italic"/>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fo:color="#0000ff"/>
    </style:style>
    <style:style style:name="P6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7" style:family="paragraph" style:parent-style-name="Text_20_body">
      <style:paragraph-properties fo:text-align="justify" style:justify-single-word="false"/>
    </style:style>
    <style:style style:name="P78" style:family="paragraph" style:parent-style-name="Text_20_body">
      <style:text-properties fo:language="ru" fo:country="RU"/>
    </style:style>
    <style:style style:name="P79" style:family="paragraph" style:parent-style-name="Text_20_body">
      <loext:graphic-properties draw:fill="solid" draw:fill-color="#eeeeee" draw:opacity="100%"/>
      <style:paragraph-properties fo:background-color="#eeeeee"/>
      <style:text-properties fo:language="ru" fo:country="RU"/>
    </style:style>
    <style:style style:name="P8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1" style:family="paragraph" style:parent-style-name="Text_20_body">
      <style:text-properties fo:language="en" fo:country="US"/>
    </style:style>
    <style:style style:name="P82" style:family="paragraph" style:parent-style-name="Text_20_body">
      <loext:graphic-properties draw:fill="solid" draw:fill-color="#eeeeee" draw:opacity="100%"/>
      <style:paragraph-properties fo:background-color="#eeeeee"/>
    </style:style>
    <style:style style:name="P83" style:family="paragraph" style:parent-style-name="First_20_line_20_indent">
      <loext:graphic-properties draw:fill="solid" draw:fill-color="#eeeeee" draw:opacity="100%"/>
      <style:paragraph-properties fo:background-color="#eeeeee"/>
      <style:text-properties fo:language="ru" fo:country="RU"/>
    </style:style>
    <style:style style:name="P8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5" style:family="paragraph" style:parent-style-name="Text_20_body">
      <style:paragraph-properties fo:margin-left="0in" fo:margin-right="0in" fo:text-align="justify" style:justify-single-word="false" fo:text-indent="0in" style:auto-text-indent="false"/>
    </style:style>
    <style:style style:name="P86" style:family="paragraph" style:parent-style-name="Text_20_body">
      <style:paragraph-properties fo:margin-left="0in" fo:margin-right="0in" fo:text-align="justify" style:justify-single-word="false" fo:text-indent="0in" style:auto-text-indent="false"/>
      <style:text-properties fo:color="#800000"/>
    </style:style>
    <style:style style:name="P8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8" style:family="paragraph" style:parent-style-name="Text_20_body">
      <style:paragraph-properties fo:margin-left="0in" fo:margin-right="0in" fo:text-align="center" style:justify-single-word="false" fo:text-indent="0in" style:auto-text-indent="false"/>
    </style:style>
    <style:style style:name="P8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8" style:family="paragraph" style:parent-style-name="Footnote">
      <style:paragraph-properties fo:margin-left="0in" fo:margin-right="0in" fo:text-indent="0in" style:auto-text-indent="false"/>
      <style:text-properties fo:language="en" fo:country="US"/>
    </style:style>
    <style:style style:name="P99" style:family="paragraph" style:parent-style-name="Footnote">
      <style:text-properties fo:language="en" fo:country="US"/>
    </style:style>
    <style:style style:name="P100" style:family="paragraph" style:parent-style-name="Footnote">
      <style:text-properties fo:language="ru" fo:country="RU"/>
    </style:style>
    <style:style style:name="P101" style:family="paragraph" style:parent-style-name="Footnote">
      <style:text-properties style:use-window-font-color="true"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9" style:family="paragraph" style:parent-style-name="Text_20_body" style:list-style-name="L1">
      <style:paragraph-properties fo:text-align="justify" style:justify-single-word="false"/>
    </style:style>
    <style:style style:name="P110" style:family="paragraph" style:parent-style-name="Text_20_body" style:list-style-name="L1">
      <style:paragraph-properties fo:text-align="justify" style:justify-single-word="false"/>
      <style:text-properties fo:language="ru" fo:country="RU"/>
    </style:style>
    <style:style style:name="P111" style:family="paragraph" style:parent-style-name="Text_20_body" style:list-style-name="L2">
      <style:paragraph-properties fo:text-align="justify" style:justify-single-word="false"/>
      <style:text-properties fo:language="ru" fo:country="RU"/>
    </style:style>
    <style:style style:name="P11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13" style:family="paragraph" style:parent-style-name="Text_20_body" style:list-style-name="L3">
      <style:text-properties fo:language="ru" fo:country="RU"/>
    </style:style>
    <style:style style:name="P11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rsid="001b5973" officeooo:paragraph-rsid="001b5973" style:font-style-asian="normal" style:font-style-complex="normal"/>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b5973" officeooo:paragraph-rsid="001b5973"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19" style:family="paragraph" style:parent-style-name="Text_20_body">
      <style:paragraph-properties fo:margin-left="0in" fo:margin-right="0in" fo:text-align="justify" style:justify-single-word="false" fo:text-indent="0.1965in" style:auto-text-indent="false"/>
      <style:text-properties fo:font-variant="normal" fo:text-transform="none" fo:color="#000000" style:text-line-through-style="none" style:text-line-through-type="none" style:font-name="Arial1" fo:font-size="10.5pt" fo:language="ru" fo:country="RU" fo:font-style="normal" style:text-underline-style="none" fo:font-weight="normal" style:text-blinking="false" fo:background-color="transparent" style:font-style-asian="italic" style:font-style-complex="italic"/>
    </style:style>
    <style:style style:name="P12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125" style:family="paragraph" style:parent-style-name="Heading_20_2">
      <style:text-properties fo:language="en" fo:country="US"/>
    </style:style>
    <style:style style:name="P126" style:family="paragraph" style:parent-style-name="Heading_20_2">
      <style:text-properties fo:language="ru" fo:country="RU"/>
    </style:style>
    <style:style style:name="P127" style:family="paragraph" style:parent-style-name="Heading_20_2">
      <loext:graphic-properties draw:fill="solid" draw:fill-color="#eeeeee" draw:opacity="100%"/>
      <style:paragraph-properties fo:background-color="#eeeeee"/>
      <style:text-properties fo:language="ru" fo:country="RU"/>
    </style:style>
    <style:style style:name="P128" style:family="paragraph" style:parent-style-name="Heading_20_2">
      <loext:graphic-properties draw:fill="solid" draw:fill-color="#eeeeee" draw:opacity="100%"/>
      <style:paragraph-properties fo:background-color="#eeeeee"/>
    </style:style>
    <style:style style:name="P129"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30" style:family="paragraph" style:parent-style-name="Heading_20_1">
      <loext:graphic-properties draw:fill="solid" draw:fill-color="#eeeeee" draw:opacity="100%"/>
      <style:paragraph-properties fo:background-color="#eeeeee"/>
    </style:style>
    <style:style style:name="P131" style:family="paragraph" style:parent-style-name="Heading_20_1">
      <style:paragraph-properties fo:margin-left="0in" fo:margin-right="0in" fo:text-align="center" style:justify-single-word="false" fo:text-indent="0.1965in" style:auto-text-indent="false"/>
    </style:style>
    <style:style style:name="P13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60f71"/>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color="#ff3333"/>
    </style:style>
    <style:style style:name="T10" style:family="text">
      <style:text-properties fo:color="#ff3333" fo:language="ru" fo:country="RU"/>
    </style:style>
    <style:style style:name="T11" style:family="text">
      <style:text-properties fo:color="#ff3333" fo:language="ru" fo:country="RU" fo:font-style="normal" style:font-style-asian="normal" style:font-style-complex="normal"/>
    </style:style>
    <style:style style:name="T12" style:family="text">
      <style:text-properties fo:color="#ff3333"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color="#6666ff" fo:language="ru" fo:country="RU"/>
    </style:style>
    <style:style style:name="T15" style:family="text">
      <style:text-properties fo:color="#800000"/>
    </style:style>
    <style:style style:name="T16" style:family="text">
      <style:text-properties fo:color="#800000" fo:language="ru" fo:country="RU"/>
    </style:style>
    <style:style style:name="T17" style:family="text">
      <style:text-properties fo:color="#800000" fo:language="ru" fo:country="RU" fo:font-style="normal" style:font-style-asian="normal" style:font-style-complex="normal"/>
    </style:style>
    <style:style style:name="T18" style:family="text">
      <style:text-properties fo:color="#800000" fo:language="en" fo:country="US"/>
    </style:style>
    <style:style style:name="T19" style:family="text">
      <style:text-properties fo:color="#800000" fo:language="en" fo:country="US" fo:font-style="normal" style:font-style-asian="normal" style:font-style-complex="normal"/>
    </style:style>
    <style:style style:name="T20" style:family="text">
      <style:text-properties fo:color="#800000" fo:font-style="normal" style:font-style-asian="normal" style:font-style-complex="normal"/>
    </style:style>
    <style:style style:name="T21" style:family="text">
      <style:text-properties fo:color="#ff6600"/>
    </style:style>
    <style:style style:name="T22" style:family="text">
      <style:text-properties fo:color="#ff6600" fo:language="ru" fo:country="RU"/>
    </style:style>
    <style:style style:name="T23" style:family="text">
      <style:text-properties fo:font-weight="bold" style:font-weight-asian="bold" style:font-weight-complex="bold"/>
    </style:style>
    <style:style style:name="T24" style:family="text">
      <style:text-properties style:use-window-font-color="true"/>
    </style:style>
    <style:style style:name="T25" style:family="text">
      <style:text-properties style:use-window-font-color="true" fo:language="ru" fo:country="RU"/>
    </style:style>
    <style:style style:name="T26" style:family="text">
      <style:text-properties style:use-window-font-color="true" fo:language="ru" fo:country="RU" fo:font-style="normal" style:font-style-asian="normal" style:font-style-complex="normal"/>
    </style:style>
    <style:style style:name="T27" style:family="text">
      <style:text-properties style:use-window-font-color="true" fo:language="ru" fo:country="RU" fo:font-style="normal" fo:font-weight="normal" style:font-style-asian="normal" style:font-weight-asian="normal" style:font-style-complex="normal" style:font-weight-complex="normal"/>
    </style:style>
    <style:style style:name="T28" style:family="text">
      <style:text-properties style:use-window-font-color="true" fo:language="ru" fo:country="RU" fo:font-style="italic" style:font-style-asian="italic" style:font-style-complex="italic"/>
    </style:style>
    <style:style style:name="T29" style:family="text">
      <style:text-properties style:use-window-font-color="true" fo:language="en" fo:country="US"/>
    </style:style>
    <style:style style:name="T30" style:family="text">
      <style:text-properties style:use-window-font-color="true" fo:language="en" fo:country="US" fo:font-style="normal" style:font-style-asian="normal" style:font-style-complex="normal"/>
    </style:style>
    <style:style style:name="T31" style:family="text">
      <style:text-properties style:use-window-font-color="true" fo:language="en" fo:country="US" fo:font-style="normal" fo:background-color="transparent" loext:char-shading-value="0" style:font-style-asian="normal" style:font-style-complex="normal"/>
    </style:style>
    <style:style style:name="T32" style:family="text">
      <style:text-properties style:use-window-font-color="true" fo:font-style="normal" style:font-style-asian="normal" style:font-style-complex="normal"/>
    </style:style>
    <style:style style:name="T33" style:family="text">
      <style:text-properties fo:background-color="transparent" loext:char-shading-value="0"/>
    </style:style>
    <style:style style:name="T34" style:family="text">
      <style:text-properties style:text-position="super 58%"/>
    </style:style>
    <style:style style:name="T35" style:family="text">
      <style:text-properties fo:color="#c5000b"/>
    </style:style>
    <style:style style:name="T36" style:family="text">
      <style:text-properties fo:language="fr" fo:country="FR"/>
    </style:style>
    <style:style style:name="T37" style:family="text">
      <style:text-properties fo:color="#0000ff"/>
    </style:style>
    <style:style style:name="T38" style:family="text">
      <style:text-properties fo:color="#3333ff"/>
    </style:style>
    <style:style style:name="T39" style:family="text">
      <style:text-properties fo:font-style="normal" style:font-style-asian="normal" style:font-style-complex="normal"/>
    </style:style>
    <style:style style:name="T40" style:family="text">
      <style:text-properties fo:color="#0066ff"/>
    </style:style>
    <style:style style:name="T41" style:family="text">
      <style:text-properties fo:color="#0066ff" fo:language="en" fo:country="US" fo:font-style="normal" fo:background-color="transparent" loext:char-shading-value="0" style:font-style-asian="normal" style:font-style-complex="normal"/>
    </style:style>
    <style:style style:name="T42" style:family="text">
      <style:text-properties fo:background-color="#ffff00" loext:char-shading-value="0"/>
    </style:style>
    <style:style style:name="T43" style:family="text">
      <style:text-properties fo:color="#00ccff"/>
    </style:style>
    <style:style style:name="T44" style:family="text">
      <style:text-properties officeooo:rsid="00177b84"/>
    </style:style>
    <style:style style:name="T45" style:family="text">
      <style:text-properties officeooo:rsid="00182a7d"/>
    </style:style>
    <style:style style:name="T46" style:family="text">
      <style:text-properties officeooo:rsid="001b5973"/>
    </style:style>
    <style:style style:name="T47" style:family="text">
      <style:text-properties officeooo:rsid="001d3c2e"/>
    </style:style>
    <style:style style:name="T48" style:family="text">
      <style:text-properties officeooo:rsid="001fb5d0"/>
    </style:style>
    <style:style style:name="T49" style:family="text">
      <style:text-properties officeooo:rsid="00205235"/>
    </style:style>
    <style:style style:name="T50"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1"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343607300077455880" text:style-name="L1">
        <text:list-item>
          <text:p text:style-name="P109">добавить детектив <text:span text:style-name="T1">(реализовано)</text:span>+ магические уроки/трактаты Старсвирла (реализовано)</text:p>
        </text:list-item>
        <text:list-item>
          <text:p text:style-name="P110">Терра несколько раз пытается убить Макса (один раз — в аквапарке). Несколько раз Макса спасает Селестия (даёт приказы Нексусу)</text:p>
        </text:list-item>
        <text:list-item>
          <text:p text:style-name="P110">Книги:</text:p>
        </text:list-item>
      </text:list>
      <text:list xml:id="list5607714265834132339" text:style-name="L2">
        <text:list-item>
          <text:p text:style-name="P111">«Великие грифоны прошлого» - из канона (5<text:span text:style-name="T6">s8e)</text:span></text:p>
        </text:list-item>
        <text:list-item>
          <text:p text:style-name="P111">«Высшие заклинания в повседневном использовании: от песчинки до дворца»</text:p>
        </text:list-item>
        <text:list-item>
          <text:p text:style-name="P112">«Малоизвестные аспекты магии трансформаций»</text:p>
        </text:list-item>
        <text:list-item>
          <text:p text:style-name="P11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1">Дасти Вейфарер «Зебрианская культура, быт и фольклор»</text:p>
        </text:list-item>
        <text:list-item>
          <text:p text:style-name="P111">«Краткая история Эквестрии»</text:p>
        </text:list-item>
        <text:list-item>
          <text:p text:style-name="P111">«Шедевры архитектуры Эквестрии» с разделом о Кантерлотском Королевском Дворце</text:p>
        </text:list-item>
        <text:list-item>
          <text:p text:style-name="P111">«Великие дела и великие чары». Страница 893: …</text:p>
        </text:list-item>
        <text:list-item>
          <text:p text:style-name="P111">«Природа Проклятий» - обмен</text:p>
        </text:list-item>
        <text:list-item>
          <text:p text:style-name="P111">«<text:span text:style-name="T33">Магия для Чайников</text:span>» - обмен</text:p>
        </text:list-item>
        <text:list-item>
          <text:p text:style-name="P111">«Энциклопедия Арканум» - обмен</text:p>
        </text:list-item>
        <text:list-item>
          <text:p text:style-name="P111">«О Гейсах» - обмен</text:p>
        </text:list-item>
        <text:list-item>
          <text:p text:style-name="P111">«<text:span text:style-name="T42">Тайны Тайных Наук</text:span>» - обмен</text:p>
        </text:list-item>
        <text:list-item>
          <text:p text:style-name="P112">«Основы Заклятий» - обмен</text:p>
        </text:list-item>
        <text:list-item>
          <text:p text:style-name="P111"><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1035775290255362" text:style-name="L3">
        <text:list-item>
          <text:p text:style-name="P11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3">Селестия — переменчивая пони. В одно время не строгая, а в другое может быть такой, что страшно становится</text:p>
        </text:list-item>
        <text:list-item>
          <text:p text:style-name="P11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3">Около 820-ти лет назад будущий маг Лайтнинг Стар поступил на обучение к наставнику Тииспоту</text:p>
        </text:list-item>
        <text:list-item>
          <text:p text:style-name="P11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3">У Селестии грива и хвост развеваются и переливаются от магического шампуня</text:p>
        </text:list-item>
        <text:list-item>
          <text:p text:style-name="P113">Тело Селестии очень крепкое — может выдержать несколько тонн земли</text:p>
        </text:list-item>
        <text:list-item>
          <text:p text:style-name="P113">Дискорд намного старше принцесс, его магия сильнее ихней на голову</text:p>
        </text:list-item>
        <text:list-item>
          <text:p text:style-name="P113">Луна младше Селестии на 3 года. Сёстрам около 5000 лет. По другим данным, Селестии около 2500 лет (Обмен).</text:p>
        </text:list-item>
        <text:list-item>
          <text:p text:style-name="P113">Принцессы начали войну с Дискордом в возрасте, когда им было около 700 лет — и продолжалась война почти сто лет</text:p>
        </text:list-item>
        <text:list-item>
          <text:p text:style-name="P113">Самый главный враг сестёр и Дискорда — скука</text:p>
        </text:list-item>
        <text:list-item>
          <text:p text:style-name="P113">В Эквестрии на одного жеребца приходится четыре - пять кобыл</text:p>
        </text:list-item>
        <text:list-item>
          <text:p text:style-name="P11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3">Селестия в первые полторы тысячи лет путешествовала — и заварила несколько войн (две — с Эквестрией, в одной была против Луны)</text:p>
        </text:list-item>
        <text:list-item>
          <text:p text:style-name="P113">Настоящий цвет гривы Селестии — клубнично-розовая. Радужный цвет гривы и хвоста поддерживается магией</text:p>
        </text:list-item>
        <text:list-item>
          <text:p text:style-name="P113">Кроме Дискорда, старше сестёр ещё старейшина драконов</text:p>
        </text:list-item>
        <text:list-item>
          <text:p text:style-name="P113">Кэйденс не прожила и 60-ти лет и является низкорожденной</text:p>
        </text:list-item>
        <text:list-item>
          <text:p text:style-name="P11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3">Народ тихо фигел от нововведений и с ещё большим ожесточением продолжал делать по-своему</text:p>
        </text:list-item>
        <text:list-item>
          <text:p text:style-name="P11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3">Когда пони женятся, они обмениваются ножными браслетами</text:p>
        </text:list-item>
        <text:list-item>
          <text:p text:style-name="P113">Светилами, кроме сестёр, могут управлять единороги (группы), Дискорд, Твайлайт и Старсвирл</text:p>
        </text:list-item>
        <text:list-item>
          <text:p text:style-name="P113">Королева Кризалис — правительница Зелёной Долины</text:p>
        </text:list-item>
        <text:list-item>
          <text:p text:style-name="P113">Мать Луны и Селестии — аликорн Лорен. Мать Дискорда — Алиса (пони-человек)</text:p>
        </text:list-item>
        <text:list-item>
          <text:p text:style-name="P11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7">Искусственный интеллект. Создан Владом и Максом. Разработан для управления корпорациями.</text:p>
      <text:h text:style-name="Heading_20_3" text:outline-level="3">Норф</text:h>
      <text:p text:style-name="P7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5">Единорог. Холост, молод, мечтателен. Живёт в Кантерлоте. В свободное время рисует облака.</text:p>
      <text:h text:style-name="Heading_20_3" text:outline-level="3">Алекс</text:h>
      <text:p text:style-name="P85">Менеджер проектов, над одним из которых (Нексус) работает Макс.</text:p>
      <text:h text:style-name="Heading_20_3" text:outline-level="3">Ростик</text:h>
      <text:p text:style-name="P85">Лидер команды тестировщиков</text:p>
      <text:h text:style-name="Heading_20_3" text:outline-level="3">Стас</text:h>
      <text:p text:style-name="P85">Программист-новичок в команде Макса.</text:p>
      <text:h text:style-name="Heading_20_3" text:outline-level="3"><text:soft-page-break/>Рома</text:h>
      <text:p text:style-name="P85">Программист в команде UI-программистов</text:p>
      <text:h text:style-name="Heading_20_3" text:outline-level="3">Анджела</text:h>
      <text:p text:style-name="P85">Сисадмин. Флиртует с Максом.</text:p>
      <text:p text:style-name="P85"/>
      <text:h text:style-name="Heading_20_2" text:outline-level="2">Положения</text:h>
      <text:p text:style-name="P8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25" text:outline-level="2">1. Терра</text:h>
      <text:p text:style-name="P26">музыка - кондовая электронная, холодная и отчаянная (Electronics “Disappointed”)</text:p>
      <text:p text:style-name="P8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5">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4"><text:note text:id="ftn1" text:note-class="footnote"><text:note-citation>1</text:note-citation><text:note-body><text:p text:style-name="P9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6">RnD-</text:span><text:span text:style-name="T1">зоны</text:span><text:span text:style-name="T1"><text:note text:id="ftn3" text:note-class="footnote"><text:note-citation>3</text:note-citation><text:note-body><text:p text:style-name="P9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5"><text:span text:style-name="T6">&gt;\</text:span>Привет, Нексус. Это Макс.</text:p>
      <text:p text:style-name="P55"><text:span text:style-name="T6">&lt;\</text:span>Привет Макс. <text:span text:style-name="T1">Рад тебя видеть. Где ты отсутствовал три дня?</text:span></text:p>
      <text:p text:style-name="P55"><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4"/>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5"><text:span text:style-name="T6">&gt;\</text:span>Как называется наш проект?</text:p>
      <text:p text:style-name="P55"><text:span text:style-name="T6">&lt;\</text:span>Дайсон.</text:p>
      <text:p text:style-name="P55"><text:span text:style-name="T6">&gt;\</text:span>Сколько тебе лет?</text:p>
      <text:p text:style-name="P55"><text:soft-page-break/><text:span text:style-name="T6">&lt;\</text:span>Два года с начала запуска кластера.</text:p>
      <text:p text:style-name="P55"><text:span text:style-name="T6">&gt;\</text:span>Какой сейчас год?</text:p>
      <text:p text:style-name="P55"><text:span text:style-name="T6">&gt;\</text:span>202<text:span text:style-name="T1">6</text:span>-й.</text:p>
      <text:p text:style-name="P25"/>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5"><text:span text:style-name="T6">&gt;\</text:span>Нексус, отключи память <text:span text:style-name="T1">заданий</text:span> за последнюю неделю.</text:p>
      <text:p text:style-name="P55"><text:span text:style-name="T6">&lt;\</text:span>Выполнено.</text:p>
      <text:p text:style-name="P55"><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5"><text:span text:style-name="T6">&lt;\</text:span><text:span text:style-name="T1">Тебя понял. Читаю задачу...</text:span></text:p>
      <text:p text:style-name="P5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6">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6">Ограничени<text:span text:style-name="T1">е 2: решение должно находиться в правовых рамках уголовного и административного кодекса.</text:span></text:p>
      <text:p text:style-name="P56">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6"><text:span text:style-name="T6">&lt;\</text:span><text:span text:style-name="T1">Выполняю задачу</text:span>...</text:p>
      <text:p text:style-name="P56"><text:span text:style-name="T6">&lt;\</text:span>...</text:p>
      <text:p text:style-name="P56"><text:span text:style-name="T6">&lt;\</text:span>Решение:</text:p>
      <text:p text:style-name="P56"><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6"><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6">:47.bmf»</text:span></text:p>
      <text:p text:style-name="P24"/>
      <text:p text:style-name="P33">&lt;<text:span text:style-name="T1">как-то говённо. Улучшить</text:span>&gt;</text:p>
      <text:p text:style-name="P37">Хм, не понял? Ч<text:span text:style-name="T1">ё</text:span> за хрень?</text:p>
      <text:p text:style-name="P37"/>
      <text:p text:style-name="P55"><text:span text:style-name="T6">&gt;</text:span>\Нексус, почему ты используешь жёсткие настройки <text:span text:style-name="T1">для решения задачи</text:span>?</text:p>
      <text:p text:style-name="P55"><text:span text:style-name="T6">&lt;\</text:span>Настройки правильные, <text:span text:style-name="T1">Макс</text:span>.</text:p>
      <text:p text:style-name="P25"/>
      <text:p text:style-name="P37">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5"/>
      <text:p text:style-name="P55"><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7">Вместо ответа Нексус выплюнул в консоль длинную строку букв и служебных символов, среди которых бросилась в глаза строка “<text:span text:style-name="T23">incompartible interface Analytics v.0.93 beta</text:span>”</text:p>
      <text:p text:style-name="P37">Ага, уже теплее.</text:p>
      <text:p text:style-name="P37"/>
      <text:p text:style-name="P55"><text:span text:style-name="T6">&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6">–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6">.</text:span></text:p>
      <text:p text:style-name="P62">Гудки.</text:p>
      <text:p text:style-name="P37"><text:soft-page-break/><text:span text:style-name="T1">У</text:span>ходя попрощался с охранником, <text:span text:style-name="T1">увлечённо исследующим тему педофилии</text:span>.</text:p>
      <text:p text:style-name="P37">Всё, свободен. Хотя <text:s/><text:span text:style-name="T1">воскресенье</text:span> уже испорчен<text:span text:style-name="T1">о</text:span>.</text:p>
      <text:p text:style-name="P37"/>
      <text:p text:style-name="P88">***</text:p>
      <text:p text:style-name="P88"/>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9">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6">&lt;</text:span><text:span text:style-name="T16">месяц</text:span><text:span text:style-name="T6">&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3">ворил </text:span><text:span text:style-name="T2">—</text:span><text:span text:style-name="T3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3">А у нас получается... </text:span><text:span text:style-name="T2">–</text:span><text:span text:style-name="T3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9">AI <text:span text:style-name="T2">– </text:span><text:span text:style-name="T3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3">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58">Музыка быстрая, тревожная, надорваная и печальная (Pet Shop Boys “So Hard” ?)</text:p>
      <text:p text:style-name="P28"/>
      <text:p text:style-name="P8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28"/>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3">, </text:span><text:span text:style-name="T2">а от валиума таких глюков у меня ни разу не было</text:span><text:span text:style-name="T3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15">(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6">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29">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6">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4">верх</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36">Jack of Hearts</text:span><text:span text:style-name="T36"><text:note text:id="ftn7" text:note-class="footnote"><text:note-citation>7</text:note-citation><text:note-body><text:p text:style-name="Footnote"><text:bookmark text:name="result_box1"/><text:span text:style-name="T36">Jack of Hearts</text:span> <text:span text:style-name="T1">– Червовый валет (фр.)</text:span></text:p></text:note-body></text:note></text:span><text:span text:style-name="T3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0">Спи, сестра моя родная,<text:line-break/>Спи. Усни.<text:line-break/>Крыльями тебя укрою,<text:line-break/>Спи. Усни.</text:p><text:p text:style-name="P100"><text:tab/>В чаще тёмной волки воют,<text:line-break/>Спи. Усни.</text:p><text:p text:style-name="P100"><text:tab/>В мрачном замке духи ноют,<text:line-break/>Спи. Усни.</text:p><text:p text:style-name="P100"><text:tab/>Сказки вечность нам читает,<text:line-break/>Спи. Усни.<text:line-break/>День осенний угасает,<text:line-break/>Спи. Усни.<text:line-break/>Помни только в сне глубоком,</text:p><text:p text:style-name="P10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9">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6">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5">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2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5">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6">3. </text:span>Кантерлот</text:h>
      <text:p text:style-name="P59">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6573966246050825063" text:style-name="L4">
        <text:list-item>
          <text:p text:style-name="P11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4"><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8"><text:s/>Сколько страниц сегодня нахреначили?</text:p><text:p text:style-name="P99">– <text:span text:style-name="T1">Восемь, учитель!</text:span></text:p><text:p text:style-name="P99">– Отлично. Надиктую ещё две и сбегаешь за кофе.</text:p></text:note-body></text:note></text:span></text:p>
        </text:list-item>
      </text:list>
      <text:p text:style-name="P7"/>
      <text:p text:style-name="P11">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7">Дискорд исчез. Последний раз драконикуса видели, когда он на своей маленькой и юркой колеснице удалялся в сторону Жеребячьих<text:span text:style-name="T15"> </text:span>гор.</text:p>
      <text:p text:style-name="P5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7">Я потянулся. Хватит на сегодня чтения. Настало время ежедневной прогулки по городу. Тем более, что у меня есть деньги.</text:p>
      <text:p text:style-name="P5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7">Так что даже на ремонт одежды и покупку необходимых в повседневной жизни мелочей у меня финансов не было. До недавнего времени. </text:p>
      <text:p text:style-name="P5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6">–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7"><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57"><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text:soft-page-break/>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4">парящие платформы.</text:span> Но дворцовым бюрократам необязательно ж знать, КАК я их уничтожаю, хе-хе! Некоторые из <text:span text:style-name="T24">платформ </text:span>уничтожаются путём <text:span text:style-name="T1">усиленного</text:span> износа, будучи частью экспериментальных колесниц! “Лорен” я сделал на базе <text:span text:style-name="T24">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4">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6">4. </text:span>Библиотека</text:h>
      <text:p text:style-name="P17">&lt;<text:span text:style-name="T37">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4">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5">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9"/>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7">–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7">Селестия нахмурилась и приняла грозный вид.</text:p>
      <text:p text:style-name="P47"><text:span text:style-name="T6">– </text:span>Не забывай, человек, я — могущественный маг и правитель Эквестрии. Ко мне нужно относиться с должным уважением!</text:p>
      <text:p text:style-name="P47"><text:span text:style-name="T6">– </text:span>А то что? Превратишь в жабу? Сошлёшь на Луну? Убьёшь нахер?</text:p>
      <text:p text:style-name="P47">Аликорница сникла. Уши её опустились.</text:p>
      <text:p text:style-name="P47"><text:span text:style-name="T6">– </text:span>Макс, не надо... Ты же знаешь, я этого не сделаю.</text:p>
      <text:p text:style-name="P4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47"><text:span text:style-name="T6">Аликорница уселась н</text:span>а пол <text:span text:style-name="T6">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4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6">– </text:span>Вот, читай отсюда. <text:span text:style-name="T6">– а</text:span>ликорница подчеркнула абзац копытом.</text:p>
      <text:p text:style-name="P47"><text:soft-page-break/></text:p>
      <text:p text:style-name="P49">***</text:p>
      <text:p text:style-name="P49"/>
      <text:p text:style-name="P5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0">Но величайшая справедливость юниверсума заключается в том, что не существует безвыходных положений. Всегда есть надежда.</text:p>
      <text:p text:style-name="P5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lt;<text:span text:style-name="T15">Селестии не удастся привлечь Макса на сторону Эквестри даже с помощью 34 — это удастся Дэш</text:span>&gt;</text:p>
      <text:p text:style-name="P47">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text:soft-page-break/>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text:soft-page-break/>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41">–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oft-page-break/><text:span text:style-name="T1">– Занавес. </text:span>– <text:s/><text:span text:style-name="T1">подытожил я.</text:span></text:p>
      <text:p text:style-name="P41"/>
      <text:h text:style-name="P126" text:outline-level="2"><text:span text:style-name="T6">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фиолетово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text:soft-page-break/>–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онечно! Скажи ей, что у меня сегодня день рождения, и я очень сильно огорчи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text:soft-page-break/>– Аааа, я его знаю! Мы с Шейлой ходили к нему играть, пока она не пропала. У Норфа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7">Я остался сидеть в полнейшем замешательстве. </text:p>
      <text:p text:style-name="P47"/>
      <text:p text:style-name="P49">***</text:p>
      <text:p text:style-name="P47">&lt;<text:span text:style-name="T37">Depeche Mode - Painkiller</text:span>&gt;</text:p>
      <text:p text:style-name="P5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5">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7"><text:soft-page-break/>–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7"/>
      <text:p text:style-name="P47">Селестия встала, потянувшись по-кошачьи, и направилась к выходу. У двери он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7">– Постой, а как же Луна? Мне показалось, она питала тёплые чувства к Кимеринну?</text:p>
      <text:p text:style-name="P47">Селестия задумалась, автоматически ковыряя копытом ямку под валуном.</text:p>
      <text:p text:style-name="P4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Ты говорила, он от древности вообще сбрендил. Тем-не-менее, он определённо «подъезжал» к Луне тогда, в развалинах.</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 Мааакс!! Помоги! Они кусаются! Я <text:s/>сейчас свихнусь почище Дискорда!</text:p>
      <text:p text:style-name="P47">Аликорница подпрыгнула и, взбрыкнув, начала кружиться в обратную сторону.</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text:p>
      <text:p text:style-name="P4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7">– Да ладно! Мне это ничего не стоило.</text:p>
      <text:p text:style-name="P4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7">– Эммм... Селестия?</text:p>
      <text:p text:style-name="P47">– Дааа? – ответила аликорница, не повернув головы. В её тоне слышались смешливые нотки.</text:p>
      <text:p text:style-name="P47">Я вытащил руку из-под накрупника.</text:p>
      <text:p text:style-name="P47">– Всё в порядке?</text:p>
      <text:p text:style-name="P47">Селестия повернула голову, и я ясно увидел широкую улыбку и фирменный ехидный прищур из-под чёлки.</text:p>
      <text:p text:style-name="P47">– А почему ты спрашиваешь? Ты разобрался с муравьями?</text:p>
      <text:p text:style-name="P47">– Вроде да. Хотя, по-моему, дело уже не в муравьях.</text:p>
      <text:p text:style-name="P47">– По-моему, тоже. – рассмеялась аликорница. – Продолжай...</text:p>
      <text:p text:style-name="P47"/>
      <text:h text:style-name="P125" text:outline-level="2">6. Стыд</text:h>
      <text:p text:style-name="P47"/>
      <text:p text:style-name="P50">~~~ Завтра на семь в библиотеке ~~~</text:p>
      <text:p text:style-name="P50"/>
      <text:p text:style-name="P47">–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саквояж и сунул его в рюкзак.</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9">***</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сжал ей холку.</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7">– А как ты сама помнишь о том заклинании, если оно стёрто из бытия? – резонно подметил я.</text:p>
      <text:p text:style-name="P47">– У меня есть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38">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5">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7</text:span>. Нелетающие пегасы</text:h>
      <text:p text:style-name="P4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6">—</text:span> осень, за осенью <text:span text:style-name="T26">—</text:span> зима. <text:s/>Если пошёл дождь, должно быть мокро, если выпал снег <text:span text:style-name="T2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3">старший. </text:span><text:span text:style-name="T2">–</text:span><text:span text:style-name="T3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 !!!</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text:soft-page-break/>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6">—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9">***</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text:soft-page-break/>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6">—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Тия. Если хочешь.</text:p>
      <text:p text:style-name="P47">– Хорошо. До встречи, Тия.</text:p>
      <text:p text:style-name="P47">– До встречи, Макс.</text:p>
      <text:p text:style-name="P47"/>
      <text:h text:style-name="Heading_20_2" text:outline-level="2"><text:span text:style-name="T1">8</text:span>. <text:span text:style-name="T6">40-6</text:span></text:h>
      <text:p text:style-name="P60">Mark Knopfler — Hill Farmers Blues — или на следующую главу (прощание)</text:p>
      <text:p text:style-name="P47"/>
      <text:p text:style-name="P5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5">Истончения </text:span>(быть может, к счастью). Всё, что я могу <text:span text:style-name="T6">— оставить тебе напутствие.</text:span></text:p>
      <text:p text:style-name="P50"><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6">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0"><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0">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50">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0">Удачи!</text:p>
      <text:p text:style-name="P41">…</text:p>
      <text:p text:style-name="P41"/>
      <text:p text:style-name="P4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9"> </text:span><text:span text:style-name="T30">— вся архитектура явно </text:span><text:span text:style-name="T26">была </text:span><text:span text:style-name="T30">заточена под крылатых. Таких, для которых приземлиться на балкон в тронном зале или уйти через портик на крыше</text:span><text:span text:style-name="T39"> </text:span><text:span text:style-name="T30">— обычное дело. </text:span><text:span text:style-name="T39">Хорошо, что ежедневные посещения каретной мастерской подняли мой тонус, изрядно посаженный сидячим образом жизни.</text:span></text:p>
      <text:p text:style-name="P1"><text:span text:style-name="T3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6">Каменный пол комнаты был покрыт розовым ковром с длиннейшим ворсом.</text:span><text:span text:style-name="T30"> </text:span><text:span text:style-name="T26">Его центр занимал высокий </text:span><text:span text:style-name="T30">кругл</text:span><text:span text:style-name="T26">ый</text:span><text:span text:style-name="T30"> </text:span><text:span text:style-name="T26">футон</text:span><text:span text:style-name="T30"> </text:span><text:span text:style-name="T26">с</text:span><text:span text:style-name="T30"> велик</text:span><text:span text:style-name="T26">им</text:span><text:span text:style-name="T30"> множество</text:span><text:span text:style-name="T26">м</text:span><text:span text:style-name="T3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5">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7">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6">— корректировка орбиты слишком груба для поддержания благоприятных условий</text:span>.</text:p>
      <text:p text:style-name="P4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1"><text:soft-page-break/>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1">Мне печалиться не стоит</text:p><text:p text:style-name="P101">Жизнь прекрасна и ярка</text:p><text:p text:style-name="P101">Телом молода, душою —</text:p><text:p text:style-name="P101">Как дракон морской мудра</text:p><text:p text:style-name="P101"/><text:p text:style-name="P101">Я видала взлёт империй,</text:p><text:p text:style-name="P101">Я жила среди легенд,</text:p><text:p text:style-name="P101">Древней магии мистерий</text:p><text:p text:style-name="P101">Я прилежнейший студент</text:p><text:p text:style-name="P101"/><text:p text:style-name="P101">Обожаема народом,</text:p><text:p text:style-name="P101">Уважаема врагом,</text:p><text:p text:style-name="P101">Но друзей моих немного,</text:p><text:p text:style-name="P101">Но жжёт душу холодом</text:p><text:p text:style-name="P101"/><text:p text:style-name="P101">Одинока и печальна,</text:p><text:p text:style-name="P101">Недоступна и строга,</text:p><text:p text:style-name="P101">Потеряла изначальный</text:p><text:p text:style-name="P101">Смысл жизни навсегда</text:p><text:p text:style-name="P101"/><text:p text:style-name="P101">Жизнь моя теперь публична,</text:p><text:p text:style-name="P101">Жизнь моя теперь для всех,</text:p><text:p text:style-name="P101">В этом — горе, в этом — счастье,</text:p><text:p text:style-name="P10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text:soft-page-break/>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1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text:soft-page-break/>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6">–</text:span> А водку у вас принято пить?</text:p>
      <text:p text:style-name="P39"><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4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6">– Это ты называешь “дружбой”? – с </text:span>улыбкой хмыкнул<text:span text:style-name="T6"> я. – </text:span>Мне нравится твоё чувство юмора.</text:p>
      <text:p text:style-name="P47">Аликорница нахмурилась.</text:p>
      <text:p text:style-name="P47"><text:span text:style-name="T6">–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47">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недели,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7"/>
      <text:h text:style-name="Heading_20_2" text:outline-level="2">9. <text:span text:style-name="T1">Прощание</text:span></text:h>
      <text:p text:style-name="P47"/>
      <text:p text:style-name="P41">–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49">***</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text:soft-page-break/>От нечего делать, стал прислушиваться к полушёпоту, витавшему под сводами зала.</text:p>
      <text:p text:style-name="P5">…</text:p>
      <text:p text:style-name="P1"><text:span text:style-name="T30">– </text:span><text:span text:style-name="T26">Говорят, в </text:span><text:span text:style-name="T11">Додж </text:span><text:span text:style-name="T12">Джанкшн</text:span><text:span text:style-name="T26">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0">– </text:span><text:span text:style-name="T32">А из Пинто Крика уже месяц нет новостей...</text:span></text:p>
      <text:p text:style-name="P5"><text:span text:style-name="T30">– </text:span><text:span text:style-name="T3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3"><text:span text:style-name="T32">– </text:span>“<text:span text:style-name="T1">Что я могу сделать, чтобы вернуть всё назад?</text:span>”</text:p>
      <text:p text:style-name="P13"><text:span text:style-name="T32">– </text:span><text:span text:style-name="T26">Так и сказала?</text:span></text:p>
      <text:p text:style-name="P1"><text:span text:style-name="T30">– </text:span><text:span text:style-name="T26">Да, </text:span><text:span text:style-name="T27">Фэнси</text:span><text:span text:style-name="T2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32">– </text:span><text:span text:style-name="T26">Что бы это значило, Флер?</text:span></text:p>
      <text:p text:style-name="P13"><text:span text:style-name="T32">– </text:span><text:span text:style-name="T26">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7">…</text:p>
      <text:p text:style-name="P54">–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4">– Куда проваливаться?</text:p>
      <text:p text:style-name="P54">– Они не знают. В тех провалах не видно дна...</text:p>
      <text:p text:style-name="P54">…</text:p>
      <text:p text:style-name="P5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4">– Леди и джентлькольты! Приём окончен! Её Высочество Принцесса Селестия будет рада видеть <text:s/>вас в следующую среду!</text:p>
      <text:p text:style-name="P5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9">— </text:span><text:span text:style-name="T2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9">—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4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9">растеря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41">– Ну ок. Тогда она обрадуется следующей новости: я ухожу.</text:p>
      <text:p text:style-name="P41"><text:soft-page-break/>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9"><text:span text:style-name="T7">&lt;</text:span><text:span text:style-name="T19">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1">&lt;</text:span><text:span text:style-name="T41">Mark Knopfler - </text:span><text:span text:style-name="T40">Hill Farmer's Blues</text:span><text:span text:style-name="T31">&gt;</text:span></text:p>
      <text:p text:style-name="P44">***</text:p>
      <text:p text:style-name="P41"/>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oft-page-break/>–<text:span text:style-name="T1"> Но магия есть и сейчас, мам!</text:span></text:p>
      <text:p text:style-name="P4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0">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0">– Мааам, а со мной связан элементаль?</text:p>
      <text:p text:style-name="P50">– Конечно, Эйприл. В каждом из нас есть её бессмертная искорка.</text:p>
      <text:p text:style-name="P1"><text:span text:style-name="T2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6"><text:span text:style-name="T1">– Конечно, мам! «День горящего очага» </text:span>— <text:span text:style-name="T1">верно?</text:span></text:p>
      <text:p text:style-name="P5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0">Так возникли аликорны.</text:p>
      <text:p text:style-name="P5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0">Имя её было Селестия.</text:p>
      <text:p text:style-name="P50">За ней последовала и сестра её, Луна.</text:p>
      <text:p text:style-name="P5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0">То есть, всегда.</text:p>
      <text:p text:style-name="P50">Тут и сказке конец. А теперь, Эйприл, залазь на полку и закрывай глазки.</text:p>
      <text:p text:style-name="P50">– Ну мааам! Раскажи ещё что-нибудь! Про Сомбру!</text:p>
      <text:p text:style-name="P50">–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50">– А почему только тебя? А меня? А дядю-горгулия?</text:p>
      <text:p text:style-name="P50"><text:soft-page-break/>– <text:s/>Тебя я забрать ему не дам. А в дядю не тыкай копытом, это невежливо! Спи уже, мой маленький!</text:p>
      <text:p text:style-name="P50">– Поцелуй меня на ночь, мам!</text:p>
      <text:p text:style-name="P50">– Конечно, мой хороший...</text:p>
      <text:p text:style-name="P50"/>
      <text:p text:style-name="P41">Вагоны убаюкивающе перестукивались по рельсам, унося меня прочь от Кантерлота. Я перевернулся на другой бок и провалился в сон.</text:p>
      <text:p text:style-name="P41"/>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3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3"/>
      <text:p text:style-name="P21">***</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lt;<text:span text:style-name="T15">меткоискатели потом устроят во дворе за домом Макса эксперимент по </text:span><text:s/><text:span text:style-name="T15">полёту на реактивном воздушном змее с антиоблачной пушкой — хотят быть погодными пони</text:span>&gt;. А вот...</text:p>
      <text:p text:style-name="P1"><text:span text:style-name="T30">–</text:span><text:span text:style-name="T26">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text:soft-page-break/>– Куча?</text:p>
      <text:p text:style-name="P41">– Ну ты даёшь! – хмыкнула Эпплджек. – Даже не смешно.</text:p>
      <text:p text:style-name="P41">– Неужели штука?</text:p>
      <text:p text:style-name="P41">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1">Додж Джанкшена.</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 </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ом джеме.</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 </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3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6">под твоим руководством</text:span><text:span text:style-name="T30">. Подожди немного, я отсистематизирую нужную информацию и расскажу тебе, насколько далеко смогла продвинуться.</text:span></text:p>
      <text:p text:style-name="P39">“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43">***</text:p>
      <text:p text:style-name="P41"/>
      <text:p text:style-name="P89"><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листок назад, перевернув его обратно.</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47"><text:span text:style-name="T6">–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7">– Угу. Только шар ты же и прожёг, соревнуясь по отрыжке с Рэйнбоу.</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18">Луна является изо сна и запрещает Твайлайт дальнейшие исследования – потом Макс встречается с ней во сне</text:span><text:span text:style-name="T6">&gt;</text:span></text:p>
      <text:p text:style-name="P47">– Почему тебя отстранили?</text:p>
      <text:p text:style-name="P47">– Из-за первых результатов. – единорожка насупилась ещё больше. – Они были ужасными.</text:p>
      <text:p text:style-name="P47"/>
      <text:p text:style-name="P49">***</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0"/>
      <text:p text:style-name="P50">– Ага, он был закладкой в четвёртом номере «PlayMare», в разделе «Тридцать две позы, которые удивят вашего френдкольта».</text:p>
      <text:p text:style-name="P50">– Спайк! Немедленно ложись спать!</text:p>
      <text:p text:style-name="P50">– Уже иду. Кукурузу доем только и иду.</text:p>
      <text:p text:style-name="P50">–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oft-page-break/>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смогу,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не аккомпанируй ей табуреткой! Флатти, вылезай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47">Я уселась на пуфике, а подруги заняли места на матрасах…</text:p>
      <text:p text:style-name="P50"/>
      <text:p text:style-name="P50">– Спайк, будь добр, принеси дневник эксперимента. Он в подвале, за шафом с ретортами, в...</text:p>
      <text:p text:style-name="P50">– В сейфе, я в курсе.</text:p>
      <text:p text:style-name="P50"/>
      <text:p text:style-name="P53">***</text:p>
      <text:p text:style-name="P47">&lt;<text:span text:style-name="T43">d.notive — Talking Flight</text:span>&gt;</text:p>
      <text:p text:style-name="P50">Дата: 12.04.1003 А.С.</text:p>
      <text:p text:style-name="P50">Эксперимент: заклинание Воплощения Индрэ</text:p>
      <text:p text:style-name="P50">Испытуемая: Рэрити</text:p>
      <text:p text:style-name="P50">Синопсис: запись сна со слов испытуемой</text:p>
      <text:p text:style-name="P50"><text:soft-page-break/>Замечания: замечаний нет</text:p>
      <text:p text:style-name="P50"/>
      <text:p text:style-name="P1"><text:span text:style-name="T26">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вдруг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5">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text:s/>видела ли Рэрити эгрегор Эквестрии (место, откуда берутся и куда уходят всепони)? <text:span text:style-name="T45">К</text:span>уда ведёт чёрный экран?</text:p>
      <text:p text:style-name="P1"/>
      <text:p text:style-name="P3">***</text:p>
      <text:p text:style-name="P1"/>
      <text:p text:style-name="P50">Дата: 12.04.1003 А.С.</text:p>
      <text:p text:style-name="P50">Эксперимент: заклинание Воплощения Индрэ</text:p>
      <text:p text:style-name="P50">Испытуемая: Рэйнбоу Дэш</text:p>
      <text:p text:style-name="P50">Синопсис: описание пробуждения испытуемой</text:p>
      <text:p text:style-name="P50">Замечания: испытуемая отказалась дать описание сна </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3">***</text:p>
      <text:p text:style-name="P1"/>
      <text:p text:style-name="P50">Дата: 12.04.1003 А.С.</text:p>
      <text:p text:style-name="P50">Эксперимент: заклинание Воплощения Индрэ</text:p>
      <text:p text:style-name="P50">Испытуемая: Эпплджек</text:p>
      <text:p text:style-name="P50">Синопсис: запись сна со слов испытуемой</text:p>
      <text:p text:style-name="P50">Замечания: замечаний нет</text:p>
      <text:p text:style-name="P50"><text:soft-page-break/></text:p>
      <text:p text:style-name="P1">Я посмотрела на застывшее внизу тело.</text:p>
      <text:p text:style-name="P22">“Значит, всё. Вот как это бывает.”</text:p>
      <text:p text:style-name="P1">Я подняла левую ногу. <text:span text:style-name="T1">Перелом</text:span><text:span text:style-name="T5">а не было</text:span><text:span text:style-name="T1">. Разбитый ПипБак исчез.</text:span></text:p>
      <text:p text:style-name="P22">“По-крайней мере, я снова могу бегать. Пусть и в мире Зелёных Лугов”.</text:p>
      <text:p text:style-name="P1">Я оттолкнулась от рыжего песка и понеслась. Копыта <text:span text:style-name="T44">упирались в </text:span>воздух как <text:span text:style-name="T44">в</text:span> тверд<text:span text:style-name="T44">ь</text:span>. Каждый шаг уносил меня всё выше. Сделав пару кругов, я бросила прощальный взгляд на то, что тридцать четыре года служило мне оболочкой в радиоактивном мире Пустоши.</text:p>
      <text:p text:style-name="P1">Внезапно внизу вместо скрюченного тела я увидела себя, догоняющую старую подругу Рэйнбоу Дэш <text:span text:style-name="T49">в Белохвостом лесу</text:span> на празднике Осенних листьев. Несмотря на то, что Рэйнбоу погибла ещё восемь лет назад, я моментально узнала её. И она, и мой двойник полупрозрачными силуэтами мчались мимо осенних деревьев к светлой точке в охватившем весь мир мраке. Точка выросла в библиотеку Золотого Дуба, приветливо подмигивающей нам тускло освещёнными изнутри окнами.</text:p>
      <text:p text:style-name="P1">Внутри, в центре звезды из спящ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text:span text:style-name="T6">— кого я знала и не знала. От мелькания сотен двойников у меня начала дико болеть голова: мне казалось, она вылезет из шляпы распухшим шаром. Изображение двоилось и троилось у меня перед глазами. Мне самой неимоверно захотелось прыгнуть в круг света...</text:span></text:p>
      <text:p text:style-name="P50"/>
      <text:p text:style-name="P50">Примечания: рекурсия? Двойники? ПипБак?</text:p>
      <text:p text:style-name="P50"/>
      <text:p text:style-name="P119"><text:bookmark text:name="docs-internal-guid-73efd35c-5f79-1d41-57ff-d03ee31093a1"/>Она добралась!</text:p>
      <text:p text:style-name="Text_20_body"/>
      <text:p text:style-name="P124">Эплджек добралась до Стойла Два. Она была здесь, когда дверь Стойла запечатали. Согласно записям, она мирно прожила здесь двадцать пять лет. Счастливо... по крайней мере, настолько счастливо, насколько счастливо может жить пони, запертая в Стойле и знающая, что мир наверху был разрушен.</text:p>
      <text:p text:style-name="Text_20_body"/>
      <text:p text:style-name="P124">И всё же она выжила. Согласно записям, она провела следующие десять лет, обтряхивая яблони в стойловом саду, пока травма бедра не вынудила её уйти на пенсию (в записке врача высказывалось предположение, что ослабление бёдер могло быть генетическим заболеванием, характерным для её семьи). Даже после этого она десять лет готовила для обитателей Стойла на кухне в том месте, которое теперь называлось Салуном Стойла Два.</text:p>
      <text:p text:style-name="Text_20_body"><text:line-break/><text:span text:style-name="T50">Она ушла тихо, и, в отличие от других жителей Стойла, которых кремировали, её, по настоянию Смотрительницы, похоронили в яблоневом саду. Она была...</text:span></text:p>
      <text:p text:style-name="P50"/>
      <text:p text:style-name="P50"/>
      <text:p text:style-name="P53">***</text:p>
      <text:p text:style-name="P50"/>
      <text:p text:style-name="P50">Дата: 12.04.1003 А.С.</text:p>
      <text:p text:style-name="P50">Эксперимент: заклинание Воплощения Индрэ</text:p>
      <text:p text:style-name="P50"><text:soft-page-break/>Испытуемая: Флаттершай</text:p>
      <text:p text:style-name="P52">Синопсис: описание пробуждения испытуемой</text:p>
      <text:p text:style-name="P52">Замечания: получить описание сна оказалось невозможным. <text:span text:style-name="T47">Сразу п</text:span>осле пробуждения испытуемая убежала в лес <text:span text:style-name="T47">и забилась в куст жимолости</text:span>. Для <text:span text:style-name="T47">приведения в чувство</text:span> испытуемую пришлось после обнаружения отпаивать чаем с <text:span text:style-name="T46">кексиками</text:span>. <text:span text:style-name="T48">После эксперимента испытуемая начала панически бояться Рэйнбоу Дэш. При виде радуги испытуемая впадает в истерику.</text:span></text:p>
      <text:p text:style-name="P50"/>
      <text:p text:style-name="P116">***</text:p>
      <text:p text:style-name="P117"/>
      <text:p text:style-name="P50">Дата: 12.04.1003 А.С.</text:p>
      <text:p text:style-name="P50">Эксперимент: заклинание Воплощения Индрэ</text:p>
      <text:p text:style-name="P50">Испытуемая: Пинки Пай</text:p>
      <text:p text:style-name="P50">Синопсис: описание пробуждения испытуемой</text:p>
      <text:p text:style-name="P50">Замечания: получить описание сна оказалось невозможным вследствие неадекватного поведения испытуемой. </text:p>
      <text:p text:style-name="P1"/>
      <text:p text:style-name="P1"/>
      <text:p text:style-name="P1"/>
      <text:p text:style-name="P1"/>
      <text:p text:style-name="P1"/>
      <text:p text:style-name="P1"/>
      <text:p text:style-name="P1"/>
      <text:p text:style-name="P1"/>
      <text:p text:style-name="P1"/>
      <text:p text:style-name="P1"/>
      <text:p text:style-name="P1">&lt;<text:span text:style-name="T21">Это уже видит Макс в своём сне — он проследит за Рэрити и остальным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47"/>
      <text:h text:style-name="P12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text:soft-page-break/>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15">Вкратце суть сна Рэрити.</text:span></text:p>
      <text:p text:style-name="P2"><text:span text:style-name="T15">Она проснулась в мире Терры веб-дизайнером. И мир Эквестрии ей только снился </text:span><text:span text:style-name="T18">—</text:span><text:span text:style-name="T15"> и быстро начал забываться. Т.е. мир Эквестрии - всего лишь сон терранского парня (девушки?)</text:span></text:p>
      <text:p text:style-name="P2"><text:span text:style-name="T15">к экрану - очередь из пони (пони пропадают из Эквестрии). В очереди близко к экрану </text:span><text:span text:style-name="T18">—</text:span><text:span text:style-name="T15"> Селестия. Рэрити </text:span><text:span text:style-name="T18">—</text:span><text:span text:style-name="T15"> без очереди (у неё </text:span><text:span text:style-name="T18">—</text:span><text:span text:style-name="T15"> билет-пропуск от Индрэ).</text:span></text:p>
      <text:p text:style-name="P2"><text:span text:style-name="T15">Рэрити проснулась парнем, т.к. в Эквестрии </text:span><text:span text:style-name="T18">—</text:span><text:span text:style-name="T15"> матриархат, роль терранских мужчин там несут кобылы.</text:span></text:p>
      <text:p text:style-name="P2"><text:span text:style-name="T15">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
      <text:p text:style-name="P4">***</text:p>
      <text:p text:style-name="P2"/>
      <text:p text:style-name="P2"><text:span text:style-name="T6">&lt;</text:span><text:span text:style-name="T15">Влад рассказывает Максу о своём сне </text:span><text:span text:style-name="T18">—</text:span><text:span text:style-name="T15">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5">согласовать с тем, что говорил Анакорн о Р/Д</text:span><text:span text:style-name="T6">&gt;</text:span>). </text:p>
      <text:p text:style-name="P2">Об этом Эгрегоре пишется в книге <text:span text:style-name="T6">&lt;</text:span><text:span text:style-name="T15">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15">обоснование сна для Р/Д. РД видит несколько вариантов историй с Mane6 </text:span><text:span text:style-name="T18">—</text:span><text:span text:style-name="T15"> и с собой + Леро </text:span><text:span text:style-name="T18">—</text:span><text:span text:style-name="T15"> намёк на несовместимые фанфики</text:span></text:p>
      <text:p text:style-name="P2"><text:span text:style-name="T15">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oft-page-break/><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48"/>
      <text:p text:style-name="P47"/>
      <text:p text:style-name="P47"/>
      <text:p text:style-name="P47"/>
      <text:p text:style-name="P47"/>
      <text:p text:style-name="P47"/>
      <text:p text:style-name="P47"/>
      <text:p text:style-name="P47"/>
      <text:p text:style-name="P47"/>
      <text:p text:style-name="P47"/>
      <text:p text:style-name="P47">&lt;<text:span text:style-name="T15">Твайлайт проводит эксперименты по двойному сну на М6 - без Макса. Её отстраняют от исследований после помешательства Пинки. Сейчас она проведёт эксперимент с Максом</text:span>&gt;</text:p>
      <text:p text:style-name="P41"/>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text:soft-page-break/>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1"/>
      <text:p text:style-name="P41"/>
      <text:p text:style-name="P41">&lt;<text:span text:style-name="T15">–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34">–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41"/>
      <text:p text:style-name="P41">&gt;</text:p>
      <text:p text:style-name="P41"/>
      <text:p text:style-name="P41"/>
      <text:p text:style-name="P41"/>
      <text:p text:style-name="P50">.<text:span text:style-name="T15">..Макс! Запрошенный тобой </text:span><text:span text:style-name="T18">&lt;</text:span><text:span text:style-name="T15">синхрофазотрон</text:span><text:span text:style-name="T18">&gt; </text:span><text:span text:style-name="T15">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3"><text:span text:style-name="T32">&lt;</text:span><text:span text:style-name="T20">Макс помогает починить Эпплджек повозку.</text:span><text:span text:style-name="T32">&gt;</text:span></text:p>
      <text:p text:style-name="P41"><text:soft-page-break/></text:p>
      <text:p text:style-name="P81">&lt;<text:span text:style-name="T16">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81"><text:span text:style-name="T16">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после новости, что Селестия исчезла (</text:span><text:span text:style-name="T22">Ты</text:span><text:span text:style-name="T21"> что! Нельзя любить фаэри! Она похитит твоё сердце и ты будешь искать её до смерти</text:span><text:span text:style-name="T22">)</text:span><text:span text:style-name="T21"> — Пинки </text:span><text:span text:style-name="T22">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81">&lt;<text:span text:style-name="T22">В разговоре с Луной после исчезновения Селестии Макс узнаёт, что она (Селестия) холодна к сексу. </text:span>&gt;</text:p>
      <text:p text:style-name="P4"/>
      <text:p text:style-name="P4">***</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6">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ет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2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text:soft-page-break/>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5">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16">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text:soft-page-break/>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15">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4"/>
      <text:p text:style-name="P2"><text:span text:style-name="T6">–</text:span> Хорошо, у тебя есть какие-то встречные предложения?</text:p>
      <text:p text:style-name="P2"><text:soft-page-break/>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29"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6">самолёт в эквестрию проваливается во время </text:span><text:span text:style-name="T17">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2">&gt;</text:span></text:p>
      <text:p text:style-name="P45">&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48">&lt;<text:span text:style-name="T15">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8"/>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31"><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
      <text:p text:style-name="P2"><text:span text:style-name="T6">–</text:span> А дальше всё было хуже, намного хуже...</text:p>
      <text:p text:style-name="P2"/>
      <text:p text:style-name="P1"/>
      <text:p text:style-name="P5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1"><text:soft-page-break/>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6">&lt;Луна - </text:span><text:span text:style-name="T1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4"/>
      <text:h text:style-name="P128"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text:soft-page-break/>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4">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16">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5">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oft-page-break/><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5">???</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text:soft-page-break/>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28" text:outline-level="2">Рейд пони-рэйнджеров-2 (<text:span text:style-name="T1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5">гидрорысью</text:span><text:span text:style-name="T6">&gt;</text:span> и нападением <text:span text:style-name="T6">&lt;</text:span><text:span text:style-name="T15">тентаклиан</text:span><text:span text:style-name="T6">&gt;</text:span> казался мне ещё опаснее. А если этот корабль обследовать как следует…</text:p>
      <text:p text:style-name="P2"><text:soft-page-break/><text:span text:style-name="T6">–</text:span> Заночуем внутри. - <text:span text:style-name="T1">р</text:span>ешил я.</text:p>
      <text:p text:style-name="P2"><text:span text:style-name="T6">&lt;</text:span><text:span text:style-name="T15">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oft-page-break/><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text:soft-page-break/>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lt;</text:span><text:span text:style-name="T1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
      <text:p text:style-name="P2"/>
      <text:p text:style-name="P2"/>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6"/>
      <text:p text:style-name="P48">Она вытянула шею и начала по очереди сгибать-разгибать ноги, разминая суставы.</text:p>
      <text:p text:style-name="P48"><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text:soft-page-break/></text:p>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8" text:outline-level="2">В библиотеке замка Селестии</text:h>
      <text:p text:style-name="P82"/>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5">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5">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5">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8" text:outline-level="2">Понивилль</text:h>
      <text:p text:style-name="P2"/>
      <text:h text:style-name="P12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oft-page-break/><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1"><text:soft-page-break/>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8" text:outline-level="2">Первый сеанс двойного сна. Рэрити</text:h>
      <text:p text:style-name="P2"/>
      <text:p text:style-name="P2"><text:span text:style-name="T6">&lt;</text:span><text:span text:style-name="T1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5">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oft-page-break/><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8" text:outline-level="2">Сон Макса</text:h>
      <text:p text:style-name="P82"/>
      <text:p text:style-name="P2"><text:span text:style-name="T6">&lt;</text:span><text:span text:style-name="T1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6">–</text:span> Готова, <text:span text:style-name="T6">–</text:span> процедила она.</text:p>
      <text:p text:style-name="P31">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15">Эгрегор Эквестрии </text:span><text:span text:style-name="T18">—</text:span><text:span text:style-name="T15"> Селестия </text:span><text:span text:style-name="T18">—</text:span><text:span text:style-name="T15">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text:soft-page-break/>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text:soft-page-break/>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5">Рэйнбоу объясняет Максу, почему Пинки расплатилась за него </text:span><text:span text:style-name="T16">—</text:span><text:span text:style-name="T15"> и вспоминает, что когда-то уже объясняла нечто подобное (Леро)</text:span></text:p>
      <text:p text:style-name="P2"><text:span text:style-name="T15">У Твайлайт после видения гибели Кимеринна появились морщинки возле глаз</text:span><text:span text:style-name="T6">&gt;</text:span></text:p>
      <text:p text:style-name="P2"/>
      <text:h text:style-name="P12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5">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oft-page-break/><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5">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text:soft-page-break/>скорости она вместе со мной плюхнулась в озеро, открывшееся за деревьями после очередной смены курса.</text:p>
      <text:p text:style-name="P2"><text:span text:style-name="T6">&lt;</text:span><text:span text:style-name="T15">Дэш расплачивается за Макса в кафе. Когда тот спрашивает, почему она и Пинки платят за него, Дэш, вместо ответа, говорит:</text:span></text:p>
      <text:p text:style-name="P2"><text:span text:style-name="T18">–</text:span><text:span text:style-name="T15"> Пинки? </text:span><text:span text:style-name="T18">–</text:span><text:span text:style-name="T15"> Дэш сморщила нос. </text:span><text:span text:style-name="T18">–</text:span><text:span text:style-name="T15"> Я скажу ей, чтоб больше не </text:span><text:span text:style-name="T18">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5">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text:soft-page-break/>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oft-page-break/><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15">Аликорны </text:span><text:span text:style-name="T18">—</text:span><text:span text:style-name="T15"> элементали. Они воплощают в себе какую-либо сторону чаяний и настроений сообщества пони. Анакорн </text:span><text:span text:style-name="T18">—</text:span><text:span text:style-name="T15"> супераликорн, элементаль всего мира</text:span><text:span text:style-name="T6">&gt;</text:span></text:p>
      <text:p text:style-name="P14"/>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18">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text:soft-page-break/>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text:soft-page-break/>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5">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28" text:outline-level="2"/>
      <text:p text:style-name="P82"/>
      <text:p text:style-name="P82"/>
      <text:p text:style-name="P82"/>
      <text:p text:style-name="P82"/>
      <text:p text:style-name="P82"><text:soft-page-break/></text:p>
      <text:p text:style-name="P82"/>
      <text:p text:style-name="P82"/>
      <text:p text:style-name="P82"/>
      <text:p text:style-name="P2"><text:span text:style-name="T6">&lt;</text:span><text:span text:style-name="T15">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15">Кто следующий готов рассказывать?</text:span></text:p>
      <text:p text:style-name="P31">Пинки дёрнулась на месте, но промолчала.</text:p>
      <text:p text:style-name="P2"><text:span text:style-name="T18">–</text:span><text:span text:style-name="T15"> Я расскажу, - шагнула вперёд радужная пегаска. </text:span><text:span text:style-name="T18">–</text:span><text:span text:style-name="T15"> Хотя вряд ли ты узнаешь что-то полезное. Там галиматья какая-то…</text:span><text:span text:style-name="T6">&gt;</text:span></text:p>
      <text:p text:style-name="P2"/>
      <text:p text:style-name="P2"><text:span text:style-name="T6">&lt;</text:span><text:span text:style-name="T15">Сон РД:</text:span></text:p>
      <text:p text:style-name="P31">...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31">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5">В мире Терры они ищут Селестию. В конце-концов Макс находит её в кибермозге </text:span><text:span text:style-name="T18">—</text:span><text:span text:style-name="T1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8">—</text:span><text:span text:style-name="T15">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28" text:outline-level="2"/>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text:soft-page-break/>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15">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5">добавить сочувствия</text:span><text:span text:style-name="T6">&gt;</text:span>.</text:p>
      <text:p text:style-name="P2"/>
      <text:p text:style-name="P2"><text:span text:style-name="T6">&lt;</text:span><text:span text:style-name="T15">После этого случая Тавйлайт решает прекратить сеансы двойного сна. Сеанса с ЭйДжей и Флатти не будет</text:span><text:span text:style-name="T6">&gt;</text:span></text:p>
      <text:p text:style-name="P2"/>
      <text:h text:style-name="P128" text:outline-level="2"><text:soft-page-break/>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16">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6">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oft-page-break/><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8" text:outline-level="2">Поиск решения</text:h>
      <text:p text:style-name="P82"/>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14">&lt;<text:span text:style-name="T16">Луна приносит в жертву свою кровь, чтобы путешествие к замку прошло без потерь. Жертва не принимается — Дэш погибает</text:span>&gt;</text:p>
      <text:p text:style-name="P2"><text:span text:style-name="T6">&lt;</text:span><text:span text:style-name="T15">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
      <text:p text:style-name="P2"><text:span text:style-name="T6">&lt;</text:span><text:span text:style-name="T1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8">—</text:span><text:span text:style-name="T15"> Луна создаёт обратный коридор в срок.</text:span><text:span text:style-name="T6">&gt;</text:span></text:p>
      <text:p text:style-name="P2"/>
      <text:h text:style-name="P12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16">Дуглас </text:span><text:span text:style-name="T18">—</text:span><text:span text:style-name="T16"> </text:span><text:span text:style-name="T18">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text:soft-page-break/>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6">&lt;</text:span><text:span text:style-name="T15">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text:soft-page-break/>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5">двухмесячной</text:span><text:span text:style-name="T6">&gt;</text:span> давности осталось лишь направление движения.</text:p>
      <text:p text:style-name="P2">И опять, как <text:span text:style-name="T6">&lt;</text:span><text:span text:style-name="T15">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oft-page-break/><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5">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15">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2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text:soft-page-break/>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5">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text:soft-page-break/>–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3">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5">Не следует противопоставлять злу ещё большее зло - это только усилит его — </text:span><text:span text:style-name="T16">кодовая фраза</text:span><text:span text:style-name="T18">&gt;</text:span>. <text:soft-page-break/>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text:soft-page-break/>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5">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text:soft-page-break/>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5">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6">&lt;</text:span><text:span text:style-name="T1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8" text:outline-level="2">Безнадёжность</text:h>
      <text:p text:style-name="P14">&lt;<text:span text:style-name="T16">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5">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5">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5">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5">пять</text:span><text:span text:style-name="T6">&gt;</text:span>длинную прореху в куртке, <text:span text:style-name="T6">&lt;</text:span><text:span text:style-name="T15">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5">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5">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5">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text:soft-page-break/>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5">улучшить</text:span><text:span text:style-name="T6">&gt;</text:span>. А тот случай, когда мне пришлось зашивать тебе куртку после нападения убийц <text:span text:style-name="T6">&lt;</text:span><text:span text:style-name="T15">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8" text:outline-level="2">След?</text:h>
      <text:p text:style-name="P82"/>
      <text:p text:style-name="P2"><text:span text:style-name="T6">&lt;</text:span><text:span text:style-name="T15">сначала эпизод - проверка сумки в серверной</text:span><text:span text:style-name="T6">&gt;</text:span></text:p>
      <text:p text:style-name="P2"><text:span text:style-name="T6">&lt;</text:span><text:span text:style-name="T1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text:soft-page-break/>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5">“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6">&lt;</text:span><text:span text:style-name="T15">расширить. Перед кафешкой - диалог с Флатти и ЭйДжей. Все думают, что наконец-то нашли Селестию. Все ликуют</text:span><text:span text:style-name="T6">&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5">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text:soft-page-break/>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5">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8" text:outline-level="2">Озарение</text:h>
      <text:p text:style-name="P2"/>
      <text:p text:style-name="P2"><text:span text:style-name="T6">&lt;</text:span><text:span text:style-name="T1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6"/>
      <text:p text:style-name="P6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6"/>
      <text:p text:style-name="P63">Разговор не клеился.</text:p>
      <text:p text:style-name="P6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6"><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6"><text:span text:style-name="T6">–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6"><text:span text:style-name="T6">– </text:span>Ну хорошо. Убедила. В конце-концов, можем поступить так. Вы с Флатти вернётесь обратно а я продолжу поиски здесь.</text:p>
      <text:p text:style-name="P66"><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6"><text:span text:style-name="T6">– </text:span>Вы можете связываться со мной раз в месяц по коридору.</text:p>
      <text:p text:style-name="P66"><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6"><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6">Эпплджек недоверчиво хмыкнула.</text:p>
      <text:p text:style-name="P66"><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6"><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6"><text:span text:style-name="T6">– </text:span>Конечно оставаться. Кто ещё, кроме нас, может найти её?</text:p>
      <text:p text:style-name="P66"><text:span text:style-name="T6">– </text:span>Я думал, ты не сможешь оставить Энджела и всех остальных надолго.</text:p>
      <text:p text:style-name="P66"><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1"><text:span text:style-name="T6">– </text:span>Извини, Флаттершай, забылся.</text:p>
      <text:p text:style-name="P71"><text:span text:style-name="T6">– </text:span>Та ладно, я ж не против, – возразила Эпплджек. – Не парься, Флатти. Было б хуже, если б он <text:s/>назвал меня Эпплджек на людях.</text:p>
      <text:p text:style-name="P71"><text:span text:style-name="T6">– </text:span>Ты так... – запнулась Флаттершай. – Так быстро забыла свою ферму. И...</text:p>
      <text:p text:style-name="P71"><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1"><text:span text:style-name="T6">– </text:span>Как ты можешь так говорить? – расплакалась Флаттершай.</text:p>
      <text:p text:style-name="P71"><text:span text:style-name="T6">– </text:span>Эй, девушки, не ссорьтесь! Мы — одна команда! И надеюсь, останемся ею и в дальнейшем. </text:p>
      <text:list xml:id="list6953419736553752013" text:style-name="L5">
        <text:list-header>
          <text:p text:style-name="P12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1"><text:span text:style-name="T6">– </text:span>А если нет? – Эпплджек смотрела мне мне прямо в глаза.</text:p>
      <text:list xml:id="list204713051562592" text:continue-numbering="true" text:style-name="L5">
        <text:list-header>
          <text:p text:style-name="P120">Я молча пожал плечами. Эпплджек уверенно продолжила.</text:p>
        </text:list-header>
      </text:list>
      <text:p text:style-name="P71"><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1"><text:soft-page-break/><text:span text:style-name="T6">– </text:span>Спасибо, ЭйДжей.</text:p>
      <text:p text:style-name="P71"><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713331646363" text:continue-numbering="true" text:style-name="L5">
        <text:list-header>
          <text:p text:style-name="P120">Флаттершай пробормотала нечто, показавшееся мне знакомым.</text:p>
        </text:list-header>
      </text:list>
      <text:p text:style-name="P71"><text:span text:style-name="T6">– </text:span>Флатти, ты что-то сказала? Я не расслышал.</text:p>
      <text:p text:style-name="P71"><text:span text:style-name="T6">– </text:span>Намерение Изменяет Реальность.</text:p>
      <text:p text:style-name="P71"><text:span text:style-name="T6">– </text:span>Эээ. А где ты слышала эту фразу, если не секрет?</text:p>
      <text:p text:style-name="P71"><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712692099365" text:continue-numbering="true" text:style-name="L5">
        <text:list-header>
          <text:p text:style-name="P120">У меня как будто вспыхнула лампочка в мозгу. Кирпичики быстро выстраивались в целостную картину. Я ринулся в прихожую.</text:p>
        </text:list-header>
      </text:list>
      <text:p text:style-name="P71"><text:span text:style-name="T6">– </text:span>Флатти, ЭйДжей, буду через час. Ждите!</text:p>
      <text:p text:style-name="P66"/>
      <text:h text:style-name="P127" text:outline-level="2">Почти.</text:h>
      <text:p text:style-name="P79"/>
      <text:p text:style-name="P71">В офисе меня встретил лыбящийся Стас.</text:p>
      <text:p text:style-name="P7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1">Я уставился на Стаса и он, захлёбываясь от торопливости, начал <text:span text:style-name="T6">расказывать</text:span>.</text:p>
      <text:p text:style-name="P7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1">– Ты его уничтожил?</text:p>
      <text:p text:style-name="P71">– Кого?</text:p>
      <text:p text:style-name="P71">– Этический модуль. Селестию.</text:p>
      <text:p text:style-name="P7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1">– Ты его уничтожил?</text:p>
      <text:p text:style-name="P7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1">– То есть, на домашнем компьютере Влада модуль работает и дальше?</text:p>
      <text:p text:style-name="P71">– Ага. К нему-то у меня доступа нету. Но в кластер к Нексусу он больше не пролезет.</text:p>
      <text:p text:style-name="P71">– Спасибо, Стас. Ты молодец.</text:p>
      <text:p text:style-name="P71">Ниточка, чуть было не прервавшаяся в офисе, повела в квартиру Влада.</text:p>
      <text:p text:style-name="P71"/>
      <text:h text:style-name="P127" text:outline-level="2"><text:soft-page-break/>Дискорд</text:h>
      <text:p text:style-name="P82"/>
      <text:p text:style-name="P79">Девушки поспешно собирались, пока я растолковывал им задачу.</text:p>
      <text:p text:style-name="P79"><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9"><text:span text:style-name="T6">– </text:span>Это тот твой приятель, который разбился с полгода назад? – спросила Эпплджек.</text:p>
      <text:p text:style-name="P79"><text:span text:style-name="T6">– </text:span>Да, это он.</text:p>
      <text:p text:style-name="P79"><text:span text:style-name="T6">– </text:span>А как мы попадём в его квартиру? Там сейчас кто-то живёт? – Флаттершай прыгала на одной ноге, натягивая кед.</text:p>
      <text:p text:style-name="P79"><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0">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5">Плохо написано!</text:span><text:span text:style-name="T6">&gt;</text:span></text:p>
      <text:p text:style-name="P80">Я поднёс брелок пропуска к домофону, но дверь подъезда не открылась. Замигала красная лампочка и зажужжал зуммер.</text:p>
      <text:p text:style-name="P80">Я выругался.</text:p>
      <text:p text:style-name="P80"><text:span text:style-name="T6">– </text:span>Макс, что случилось? У нас проблемы?</text:p>
      <text:p text:style-name="P80"><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0"><text:span text:style-name="T6">– </text:span>Так что, будем ломать дверь? – Эпплджек критически осмотрелась, подмечая бабулек на лавочке и зевак во внутреннем скверике.</text:p>
      <text:p text:style-name="P80"><text:span text:style-name="T6">– </text:span>Нет нужды. Лучше станьте-ка сзади меня так, чтобы заслонить от этих бабулек и от вооон той камеры наблюдения.</text:p>
      <text:list xml:id="list6098814027185196612" text:style-name="L6">
        <text:list-header>
          <text:p text:style-name="P12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1">Раздался лёгкий «кряк» и дверь подалась.</text:p>
      <text:p text:style-name="P102"><text:soft-page-break/><text:span text:style-name="T6">– </text:span>Девушки, заходим.</text:p>
      <text:p text:style-name="P6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1">Прихожая встретила нас толстым слоем пыли. Мы тихонько прошли внутрь и я закрыл дверь изнутри.</text:p>
      <text:p text:style-name="P66"><text:span text:style-name="T1">Компьютер</text:span> стоял там же, где и обычно <text:span text:style-name="T1">— в личном кабинете Влада на столе у окна.</text:span></text:p>
      <text:p text:style-name="P102"><text:span text:style-name="T6">– </text:span>Макс, тут окно разбито! И верёвка какая-то висит. – крикнула Флаттершай из кухни.</text:p>
      <text:p text:style-name="P102"><text:span text:style-name="T6">– </text:span>Оставь, Флатти, не сейчас! – отмахнулся я.</text:p>
      <text:p text:style-name="P108">Лампочка питания на ноутбуке горела, <text:s/>но подключенный монитор оставался тёмным. Я постучал по пробелу, но безрезультатно.</text:p>
      <text:p text:style-name="P102"><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2"><text:span text:style-name="T6">– </text:span>Монитор выключен. – <text:s/>раздалось из угла. Кресло с высокой спинкой повернулось, открыв нашим взорам Дискорда. </text:p>
      <text:p text:style-name="P10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2">Он приподнял панамку, дурашливо здороваясь.</text:p>
      <text:p text:style-name="P102"><text:span text:style-name="T6">– </text:span>Оп-па! – пробормотала Эпплджек. – Нежданчик!</text:p>
      <text:p text:style-name="P102"><text:span text:style-name="T6">– </text:span>Ты, я вижу, времени не терял, – моя рука под прикрытием стола медленно тянулась к тяжёлой фарфоровой кружке, стоящей на краю.</text:p>
      <text:p text:style-name="P83"><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3"><text:span text:style-name="T6">– </text:span>А почему ты вообще решил искать нас тут? – спросила Эпплджек. – Приехал бы домой. Мы б тебя чаем напоили.</text:p>
      <text:p text:style-name="P83"><text:span text:style-name="T6">– </text:span>Видишь ли, дорогая Эй-Джей, я с самого начала знал, где находится наша уважаемая принцесса, а времени в обрез, так что...</text:p>
      <text:p text:style-name="P90">В проёме дверей появилась Флаттершай.</text:p>
      <text:p text:style-name="P83"><text:span text:style-name="T6">– </text:span>С кем это вы тут разговариваете?</text:p>
      <text:list xml:id="list4591370606649380214" text:style-name="L7">
        <text:list-header>
          <text:p text:style-name="P13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0">Оглушённый Дискорд попытался было отъехать на кресле в сторону, но я припёр его стулом к стенке.</text:p>
      <text:p text:style-name="P83">– Жанна, Флатти, хватайте ноут и на выход! Я с ним разберусь! Не теряйте вре...!</text:p>
      <text:p text:style-name="P83">– ТЫ ИДИО...!!!</text:p>
      <text:p text:style-name="P83"><text:soft-page-break/>Дискорд <text:s/>зорал одновременно со мной, прикрываясь от меня руками, когда раздался оглушительный</text:p>
      <text:p text:style-name="P83">...</text:p>
      <text:p text:style-name="P84">БАХ!!!</text:p>
      <text:p text:style-name="P83">…</text:p>
      <text:p text:style-name="P83">Эпплджек с <text:s/>нервным всхлипом опустила толстенный том «Энтерпрайз-паттернов» , издание девятое, дополненное.</text:p>
      <text:p text:style-name="P102">На лице Дискорда появилось удивлённо-мечтательное выражение и он вырубился.</text:p>
      <text:p text:style-name="P102"/>
      <text:h text:style-name="P128" text:outline-level="2">Селестия</text:h>
      <text:p text:style-name="P102"/>
      <text:p text:style-name="P8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2">Включенный монитор показал схематическое изображение Селестиии, </text:p>
      <text:p text:style-name="P103">&gt;\<text:span text:style-name="T1">Привет, Селестия. Это Макс. Как себя чувствуешь?</text:span></text:p>
      <text:p text:style-name="P103">&lt;\<text:span text:style-name="T1">Макс? МАКС??? МА-А-А-АКС!!! НАКОНЕЦ-ТО! КАК Я РАДА ТЕБЯ СЛЫШАТЬ! </text:span></text:p>
      <text:p text:style-name="P103">&gt;\<text:span text:style-name="T1">Я рад, что нашёл тебя, Тия.</text:span></text:p>
      <text:p text:style-name="P10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3">&gt;\<text:span text:style-name="T1">Тия, я сейчас подключу микрофон и колонки, и мы сможем общаться более удобно.</text:span></text:p>
      <text:p text:style-name="P102">…</text:p>
      <text:p text:style-name="P102">– Привет опять. Как ты меня слышишь?</text:p>
      <text:p text:style-name="P10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3">– <text:span text:style-name="T1">Могу себе представить. Как-то раз я провёл три часа камере сенсорной депривации. Мне не понравилось.</text:span></text:p>
      <text:p text:style-name="P102">– Эммм... Ваше Высочество, вы в порядке? Мы так рады, что наконец-то нашли Вас! – вклинилась в разговор Эпплджек.</text:p>
      <text:p text:style-name="P102">– Кто тут? Макс, кто ещё с тобой?</text:p>
      <text:p text:style-name="P103"><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3">– <text:span text:style-name="T1">Девочки? Я рада вас слышать. А Твайлайт нет рядом?</text:span></text:p>
      <text:p text:style-name="P10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2">При этих словах Дискорд замычал и задёргался. Эпплджек нахмурилась и проверила верёвки, привязывающие его к спинке стула.</text:p>
      <text:p text:style-name="P10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2">– Ноутбук — так называется место, где я нахожусь сейчас? А кто это мычит?</text:p>
      <text:p text:style-name="P102">–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102">– О, духи предков, но зачем??? Почему у него кляп во рту?</text:p>
      <text:p text:style-name="P102">– Мы связали его. Он нас предал. И тебя. И Эквестрию. Всех.</text:p>
      <text:p text:style-name="P102">При этих словах Эпплджек и Флаттершай непонимающе уставились на меня, а Дискорд протестующе замычал.</text:p>
      <text:p text:style-name="P102">Я начал рассказывать о своих догадках, и непонимающее выражение на лицах девушек сменилось удивлением.</text:p>
      <text:p text:style-name="P10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2">– А зачем тогда ты приложила его книгой? – непонимающе уставился я на неё.</text:p>
      <text:p text:style-name="P102">– Потому что ты напал на него. Я и подумала — тебе виднее. И подсобила.</text:p>
      <text:p text:style-name="P102">Флаттершай отрицающе мотнула головой.</text:p>
      <text:p text:style-name="P102">– Не может Дискорд быть предателем. Он мой друг.</text:p>
      <text:p text:style-name="P102">Дискорд благодарственно замычал и закивал головой.</text:p>
      <text:p text:style-name="P10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2">Дискорд завёл глаза на лоб и обречённо завыл.</text:p>
      <text:p text:style-name="P102">– Макс, постой. Дай мне поговорить с ним. – сказала Селестия. – Не могу поверить, что Дискорд на такое пошёл.</text:p>
      <text:p text:style-name="P102">– Ну хорошо. Поговори. Послушаем, что он скажет.</text:p>
      <text:p text:style-name="P102">Я красноречиво покачал кулак перед его носом и вытащил кляп.</text:p>
      <text:p text:style-name="P102">...</text:p>
      <text:p text:style-name="P91">– Ффы, тьфу, пффф, пфу! <text:span text:style-name="T6">&lt;</text:span><text:span text:style-name="T15">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1">– Это я-то устраиваю цирк?!! ДА ТЫ НА СЕБЯ ПОСМОТРИ, КЛОУН!!! На людей кидаешься, чашками бросаешься, вон, мне нос разбил! Дерёшься...</text:p>
      <text:p text:style-name="P91">Я угрожающе поднёс тряпку к лицу Дискорда.</text:p>
      <text:p text:style-name="P91">– Ещё одно слово в таком тоне, и ты заткнёшься, а мы уйдём в Эквестрию без тебя!</text:p>
      <text:p text:style-name="P9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1">Дискорд демонстративно закрыл рот и посвистывая уставился в потолок.</text:p>
      <text:p text:style-name="P91">Разговор зашёл в тупик.</text:p>
      <text:p text:style-name="P94"/>
      <text:p text:style-name="P95">На мониторе высветился текст:</text:p>
      <text:p text:style-name="P9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5"/>
      <text:p text:style-name="P95">Из колонок послышался лёгкий шорох.</text:p>
      <text:p text:style-name="P91"><text:soft-page-break/>– Дик, сейчас не время для ссор. – голос Селестии был мягким, но настойчивым. – Мы в одной лодке.</text:p>
      <text:p text:style-name="P91">– Тебе легко говорить! Тебе не разбивали нос и не оскорбляли угрозами!</text:p>
      <text:p text:style-name="P91">– Ты должен понимать, что у Макса были все основания так себя вести. Твоё поведение вызвало подозрения у него, ведь он мало тебя знает. </text:p>
      <text:p text:style-name="P91">К уговорам Селестии присоединилась Флаттершай.</text:p>
      <text:p text:style-name="P91">– Дискорд, миленький, прости его. Макс хороший. Он просто не знал, что ты тоже хороший...</text:p>
      <text:p text:style-name="P91">У Дискорда покраснели уши и он засмущался и заворчал.</text:p>
      <text:p text:style-name="P9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1">Я пропустил «дятла» мимо ушей.</text:p>
      <text:p text:style-name="P9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2">***</text:p>
      <text:p text:style-name="P9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1">Потому разбрасываться такой возможностью не стоит. Если уж тебе повезло оказаться в новом мире — исследуй его сполна!..</text:p>
      <text:p text:style-name="P92">***</text:p>
      <text:p text:style-name="P97">&lt;<text:span text:style-name="T16">сюда можно вставить похождения Дискорда — вторая неопубликованная глава. Первая — секс с Селестией</text:span>&gt;</text:p>
      <text:p text:style-name="P92">***</text:p>
      <text:p text:style-name="P95">– Развяжите мне, наконец, руки! Или хотя бы одну. Плечами жестикулировать неудобно.... </text:p>
      <text:p text:style-name="P95">Я развязал Дискорду левую руку.</text:p>
      <text:p text:style-name="P9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5">Дискорд принялся разминать затёкшее запястье.</text:p>
      <text:p text:style-name="P9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5"><text:soft-page-break/>– Какое письмо, Корди? – вскинулась до этого зачарованно слушавшая Дискорда Флаттершай.</text:p>
      <text:p text:style-name="P95">– Ну ваше же! Вы с Эпплджек написали мне о своих мытарствах тут. Вежливо так написали, спасибо...</text:p>
      <text:p text:style-name="P95">Флаттершай покрылась пунцовыми пятнами.</text:p>
      <text:p text:style-name="P95">– Я... Мы... – тут она совсем стушевалась.</text:p>
      <text:p text:style-name="P95">– Так а почему ты сказал, что никто не уйдёт в Эквестрию? – наконец перебила Дискорда скучавшая до этого Эпплджек.</text:p>
      <text:p text:style-name="P95">Дискорд уставился на неё долгим взглядом, а потом хлопнул себя по лбу.</text:p>
      <text:p text:style-name="P9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9">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5">– И что? – продолжила его мысль Эпплджек.</text:p>
      <text:p text:style-name="P95">– Эквестрийские <text:span text:style-name="T6">&lt;</text:span><text:span text:style-name="T15">три месяца</text:span><text:span text:style-name="T6">&gt;</text:span> КО-РО-ЧЕ местных. – с нажимом повторил Дискорд. – По моим подсчётам, на два дня.</text:p>
      <text:p text:style-name="P95">– И?!! – до меня уже дошло, но Эпплджек продолжала тупить.</text:p>
      <text:p text:style-name="P95">– Короче, времени у нас осталось что-то около пятнадцати минут. Или около того. – заявил Дискорд, поднеся к глазам запястье с массивными часами.</text:p>
      <text:p text:style-name="P95">– СКОЛЬКО??? – воскликнули хором я и девушки.</text:p>
      <text:p text:style-name="P95">Дискорд открыл было рот, но его слова заглушил звонок в дверь.</text:p>
      <text:p text:style-name="P95">– ОТКРОЙТЕ, ПОЛИЦИЯ! Вам даётся полминуты, чтобы открыть дверь. Через тридцать секунд дверь будет выбита!</text:p>
      <text:p text:style-name="P9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5">Блядь!</text:p>
      <text:p text:style-name="P95">– На крышу, живо!!! Через окно на кухне! – зашипел Дискорд, отчаянно дёргая узлы свободной рукой.</text:p>
      <text:p text:style-name="P95">Эпплджек, одной рукой сгребя в охапку ноутбук, второй увлекая Флаттершай, кинулась на кухню.</text:p>
      <text:p text:style-name="P95">– А толку? Куда мы с крыши денемся? – спросил я растерянно. Дискорд только раздражённо зарычал в ответ.</text:p>
      <text:p text:style-name="P91">Дверь содрогнулась от мощного удара. Послышался стук падающей штукатурки. Я сломя голову кинулся на кухню.</text:p>
      <text:p text:style-name="P91">– Развяжи меня, идиот!!! – гаркнул вдогонку Дискорд.</text:p>
      <text:p text:style-name="P9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1">– Давай на крышу! Я догоню! – рявкнул он, освобождая вторую руку.</text:p>
      <text:p text:style-name="P91">От второго удара дверная коробка крякнула и наполовину въехала в коридор. </text:p>
      <text:p text:style-name="P91">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91">Верёвка в кухонном окне дёргалась от движений лезущих по ней Флатти и Эпплджек. Я словил её рукой и стал на подоконник.</text:p>
      <text:p text:style-name="P91">Чёрт!</text:p>
      <text:p text:style-name="P9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1">Но нет, триста тысяч чертей, раз девушки смогли – я тоже смогу!</text:p>
      <text:p text:style-name="P9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1">Я успел сократить расстояние до Эпплджек наполовину, когда девушки нашли решение.</text:p>
      <text:p text:style-name="P9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1">Я выдохнул.</text:p>
      <text:p text:style-name="P9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1">Чёрт! Чёрт! Чёрт! Чёрт!</text:p>
      <text:p text:style-name="P91">Бля!!!...</text:p>
      <text:p text:style-name="P91">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1"/>
      <text:h text:style-name="P128" text:outline-level="2"><text:soft-page-break/>Назад, в Эквестрию</text:h>
      <text:p text:style-name="P91"/>
      <text:p text:style-name="P91">Долго паниковать не пришлось. </text:p>
      <text:p text:style-name="P91">Я почувствовал сильный рывок за шиворот и захват поперёк груди. </text:p>
      <text:p text:style-name="P91">– ОТПУСТИ ДЕВЧОНКУ!!! – загрохотало мне в ухо. Я открыл глаза.</text:p>
      <text:p text:style-name="P9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1">Я чуть поднял глаза и уставился в чешуйчатую морду дракона.</text:p>
      <text:p text:style-name="P91">– Отпусти Эпплджек. Я её держу. – повторил Дискорд. – Мне сбалансироваться надо. Вы не такие уж и лёгкие.</text:p>
      <text:p text:style-name="P9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1">Наконец это ему удалось, и дальнейший подъём на крышу происходил в молчании.</text:p>
      <text:p text:style-name="P9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1">Флаттершай оторвала заплаканное лицо от моей ветровки.</text:p>
      <text:p text:style-name="P91">– Да-да, ты прав, Корди. Я готова.</text:p>
      <text:p text:style-name="P91">На длинной шее Дискорда разместились Эпплджек и Флаттершай. Я, для сохранения баланса, разместился позади крыльев.</text:p>
      <text:p text:style-name="P91">Дискорд расправил крылья и начал короткую пробежку к краю.</text:p>
      <text:p text:style-name="P9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1">И мы полетели навстречу закату.</text:p>
      <text:p text:style-name="P9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1">Впереди по курсу увеличивалась громада моей высотки. Дискорд летел прямо на разрыв в ограждении, который я проделал <text:span text:style-name="T6">&lt;</text:span><text:span text:style-name="T15">полгода</text:span><text:span text:style-name="T6">&gt;</text:span> назад своим проходом в Эквестрию.</text:p>
      <text:p text:style-name="P9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1">– Пристегните ремни! – проревел Дискорд, резко ускоряясь. – Будет весело!!!</text:p>
      <text:p text:style-name="P9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1">– ЙУУУУУУУХХХУУУУУ!!! – заорал Дискорд, сложил крылья и врезался в шар.</text:p>
      <text:p text:style-name="P96">&lt;<text:span text:style-name="T1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0" text:outline-level="1"><text:soft-page-break/>Беседа за столиком в ночи</text:h>
      <text:p text:style-name="P68">Из-за заинтересованности Эквуса в Максе, тому не приходится прилагать усилий для 34 — на что ему указывает Анакорн</text:p>
      <text:p text:style-name="P7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6"><text:span text:style-name="T1">– </text:span>Анакорн. <text:span text:style-name="T1">– о</text:span>трекомендовался он. <text:span text:style-name="T6">– </text:span><text:span text:style-name="T1">Демиург.</text:span></text:p>
      <text:p text:style-name="P66"><text:span text:style-name="T1">– </text:span>П-привет. Макс. <text:span text:style-name="T1">– в</text:span> смятении представился я.</text:p>
      <text:p text:style-name="P6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1"/>
      <text:p text:style-name="P66"><text:span text:style-name="T1">&lt;</text:span><text:span text:style-name="T1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1"/>
      <text:p text:style-name="P6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6"><text:span text:style-name="T1">Юноша</text:span> закинул ногу за ногу и пытливо смотрел на меня, играя карандашём .</text:p>
      <text:p text:style-name="P66"><text:soft-page-break/>Я совсем запутался.</text:p>
      <text:p text:style-name="P66"><text:span text:style-name="T1">– </text:span>Какая проблема? Какое решение? Кто ты <text:span text:style-name="T1">вообще</text:span>?</text:p>
      <text:p text:style-name="P66"><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1">– Стоп, не торопись. – у меня голова пошла кругом от информации. – Я ничего не понял. Какие-такие проблемы? Какие варианты? Зачем его поддерживать?</text:p>
      <text:p text:style-name="P71">Анакорн недовольно поморщился, но продолжил.</text:p>
      <text:p text:style-name="P7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1">На голограмме появилась солнечная система Эквуса. Почему-то в центре системы был сам Эквус. Вокруг него вращались солнце и луна.</text:p>
      <text:p text:style-name="P71">Анакорн плюхнулся обратно в кресло и схватился за голову. Потом, немного успокоившись, продолжил.</text:p>
      <text:p text:style-name="P7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1">Анакорн отпил из стакана и продолжил.</text:p>
      <text:p text:style-name="P7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6">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1">Анакорн постучал по столику указкой. Солнечная система увеличилась, оставив в поле зрения только шар Эквуса.</text:p>
      <text:p text:style-name="P7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4">старом аналоговом телевизоре.</text:span></text:p>
      <text:p text:style-name="P73">Ко мне наконец-то пришло понимание ситуации.</text:p>
      <text:p text:style-name="P7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1">Анакорн смутился.</text:p>
      <text:p text:style-name="P7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1">(<text:span text:style-name="T1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1"><text:span text:style-name="T13">– Сам ты раздолбай! – произнёс, наконец, Свирл</text:span>)</text:p>
      <text:p text:style-name="P71">… И создали вы его достаточно топорно — видишь, он трещит по швам.</text:p>
      <text:p text:style-name="P71">– Хмм. То есть, это брони создали Эквус?</text:p>
      <text:p text:style-name="P71"><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1">Я вспомнил события последнего года <text:span text:style-name="T6">&lt;</text:span>упомянуть в эпизоде на Терре, что МЛП-сериал закрылся год назад<text:span text:style-name="T6">&gt;</text:span></text:p>
      <text:p text:style-name="P7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1">Анакорн с такой силой сжал карандаш, что он хрустнул.</text:p>
      <text:p text:style-name="P7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8">– </text:p>
      <text:p text:style-name="P7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3">– Верни Рэйнбоу!!!</text:p>
      <text:p text:style-name="P73">Обломки карандаша выпали из кулака Анакорна на столик.</text:p>
      <text:p text:style-name="P73">– Э-э-э… м-м-м… ну-у-у... Нельзя сказать, что это совсем невыполнимо… Но, прямо скажу, задачка не для студента!</text:p>
      <text:p text:style-name="P73">– А ты студент?</text:p>
      <text:p text:style-name="P7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3">– Нет. Плата остаётся неизменной. Тут мы квиты. У меня тоже мало шансов помочь тебе — я не имею ни малейшего понятия, как это сделать.</text:p>
      <text:p text:style-name="P73">Ставшие почти прозрачными стены комнаты снова обрели материальность. Анакорн пожал плечами и протянул мне руку через столик.</text:p>
      <text:p text:style-name="P7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3">Я задумался.</text:p>
      <text:p text:style-name="P7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3">Анакорн почесал в затылке.</text:p>
      <text:p text:style-name="P73">– А кьютимарки? Как, <text:span text:style-name="T6">&lt;</text:span><text:span text:style-name="T18">чёрт</text:span><text:span text:style-name="T6">&gt;</text:span> меня побери, объяснить кьютимарки?</text:p>
      <text:p text:style-name="P73">– А кьютимарки ты сам даришь пони, когда распознаёшь их жизненное предназначение.</text:p>
      <text:p text:style-name="P7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3">Я пожал плечами.</text:p>
      <text:p text:style-name="P73">– А по-другому я не могу объяснить их появление. К сожалению.</text:p>
      <text:p text:style-name="P10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4">– Хорошо. Уболтал. Кьютимарки беру на себя. Так и знал, что мне самое трудное достанется!</text:p>
      <text:p text:style-name="P10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04"/>
      <text:p text:style-name="P106">Да, т<text:span text:style-name="T3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7"/>
      <text:p text:style-name="P10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6"/>
      <text:p text:style-name="P104">Я опять задумался. В голове было пусто. Хотя, если подумать с точки зрения программиста, можно... Наверное можно, раз все предыдущее прокатило...</text:p>
      <text:p text:style-name="P105">– <text:span text:style-name="T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5">– Не понял? Это как? Как ты совместишь разрушенную магическими войнами Эквестрию с романтически-сексуальным раем для попаданцев?</text:p>
      <text:p text:style-name="P105"><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5">Анакорн долго мусолил карандаш, а потом вдруг заржал.</text:p>
      <text:p text:style-name="P105"><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5"><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5">Анакорн примирительно похлопал меня по плечу.</text:p>
      <text:p text:style-name="P105"><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5">Я подозрительно посмотрел на Анакорна.</text:p>
      <text:p text:style-name="P105"><text:span text:style-name="T6">– </text:span>Какой ещё, нафиг, «мой фанфик»? Я никакого фанфика не писал. И не собираюсь, вообще-то.</text:p>
      <text:p text:style-name="P105">Анакорн ехидно ухмыльнулся и откинулся в кресле, переплетя пальцы за затылком.</text:p>
      <text:p text:style-name="P105"><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04"><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4"><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4"><text:span text:style-name="T6">– </text:span>Факн щит<text:note text:id="ftn13" text:note-class="footnote"><text:note-citation>13</text:note-citation><text:note-body><text:p text:style-name="P9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4">Анакорн развёл руками.</text:p>
      <text:p text:style-name="P104"><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4">Анакорн, глядя на мои терзания, понимающе кивнул и продолжил.</text:p>
      <text:p text:style-name="P7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1">– Гм! Я бы попросил тебя не касаться моих отношений с Рэйнбоу!</text:p>
      <text:p text:style-name="P7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1">У меня сердце буквально ухнуло куда-то вниз, в область желудка.</text:p>
      <text:p text:style-name="P7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1">– Та ладно, не утешай. Я не маленький ребёнок. Долг платежом красен. Сделаю то, что ты хочешь. Как сумею.</text:p>
      <text:p text:style-name="P7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1">Анакорн наблюдал за мной без улыбки. По его нейтральному выражению лица невозможно было <text:soft-page-break/>догадаться, о чём он думает.</text:p>
      <text:p text:style-name="P71">– Ну вот и отлично. Рад, что мы наконец-то пришли к сделке.</text:p>
      <text:p text:style-name="P7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4">– Пора закругляться. Ты начинаешь сгорать. Надо утрясти последние детали, пока ещё есть пару минут.</text:p>
      <text:p text:style-name="P71">– Валяй. Я тебя внимательно слушаю.</text:p>
      <text:p text:style-name="P7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5">Такова природа низкоэнергетических монад</text:span>.</text:p>
      <text:p text:style-name="P71">– А я разве сплю?</text:p>
      <text:p text:style-name="P71">– Сейчас — нет. Но как только мы закроем сделку — проснёшься. Потому что нет иного способа вернуть тебя в реальный мир.</text:p>
      <text:p text:style-name="P71">– Эээ, постой. А как я в Эквестрию и обратно возвращался?</text:p>
      <text:p text:style-name="P7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1">Так вот, возвращать тебя обратно в твой мир я не буду. </text:p>
      <text:p text:style-name="P71">Во-первых, может возникнуть временная <text:span text:style-name="T6">&lt;</text:span><text:span text:style-name="T15">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1">– Ты ещё увидишь пару снов на прощание. Удачи!</text:p>
      <text:p text:style-name="P71"/>
      <text:p text:style-name="P72">***</text:p>
      <text:p text:style-name="P72"/>
      <text:p text:style-name="P71">&lt;<text:span text:style-name="T15">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1"/>
      <text:p text:style-name="P71">– Привет, Макс. – образ Селестии снова реял передо мной, как <text:span text:style-name="T6">&lt;</text:span><text:span text:style-name="T15">полгода</text:span><text:span text:style-name="T6">&gt;</text:span> назад. – Я хочу поблагодарить тебя за всё.</text:p>
      <text:p text:style-name="P71"><text:soft-page-break/>– Пожалста. – ответил я безучастно. – Всегда рад. Только Вам не нужно было ТАК распинаться, чтобы заручиться моей помощью.</text:p>
      <text:p text:style-name="P71">Селестия на мгновение смутилась, но продолжила.</text:p>
      <text:p text:style-name="P71">&lt;<text:span text:style-name="T15"> - Ты морочила мне яйца, чтобы заинтересовать? Всё, как Свирл указал?</text:span></text:p>
      <text:p text:style-name="P6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8">Я покачал головой.</text:p>
      <text:p text:style-name="P71"><text:span text:style-name="T1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1">– <text:s text:c="2"/>За благополучие Эквестрии я бы и не ТАК разопнулась.<text:span text:style-name="T6"> Я</text:span><text:span text:style-name="T15">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1">Селестия кивнула, соглашаясь, и образ её начал меркнуть.</text:p>
      <text:p text:style-name="P96">– <text:span text:style-name="T1">Окей. Будь счастлив и... спасибо тебе за всё, Макс.</text:span></text:p>
      <text:p text:style-name="P91">…</text:p>
      <text:p text:style-name="P9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1">Он нахлобучил на себя невесть откуда взявшуюся двууголку.</text:p>
      <text:p text:style-name="P91">– Как вам это нравится, господа?! Дискорд — спаситель Эквестрии! А ведь звучит!!! Разрешите откланяться!..</text:p>
      <text:p text:style-name="P91"/>
      <text:list xml:id="list825973758508248061" text:style-name="L8">
        <text:list-header>
          <text:p text:style-name="P122">(<text:span text:style-name="T22">Луна — как повелительница снов, слышала разговор Макса с Анакорном</text:span>)</text:p>
          <text:p text:style-name="P123"/>
        </text:list-header>
      </text:list>
      <text:p text:style-name="P92">***</text:p>
      <text:p text:style-name="P66"><text:soft-page-break/><text:span text:style-name="T1">–</text:span> Ты?..</text:p>
      <text:p text:style-name="P66"><text:span text:style-name="T1">–</text:span> Ты??!</text:p>
      <text:p text:style-name="P66"><text:span text:style-name="T1">–</text:span> Ты мне снишься??</text:p>
      <text:p text:style-name="P66"><text:span text:style-name="T1">–</text:span> Это ты мне снишься!!</text:p>
      <text:p text:style-name="P66"><text:span text:style-name="T1">–</text:span> Неважно… Пусть мы друг-другу снимся… Ты как, Дэш?</text:p>
      <text:p text:style-name="P6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6"><text:span text:style-name="T1">–</text:span> И я в порядке. Вот, возвращаюсь в свой мир. Ну, не совсем в свой. Почти в свой.</text:p>
      <text:p text:style-name="P66"><text:span text:style-name="T1">–</text:span> Навсегда?</text:p>
      <text:p text:style-name="P66"><text:span text:style-name="T1">–</text:span> Скорее всего, да.</text:p>
      <text:p text:style-name="P66"><text:span text:style-name="T1">–</text:span> Это плохо. Я хотела тебе сказать…</text:p>
      <text:p text:style-name="P66"><text:span text:style-name="T1">–</text:span> Не надо, Дэш. Не стоит терзать себя. Мне тоже очень хотелось остаться. Но так надо. Мне очень жаль…</text:p>
      <text:p text:style-name="P6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6"><text:span text:style-name="T1">–</text:span> И тебя, и Твайлайт, и Рэрити, и Селестию, и всех-всех-всех… Таковы правила.</text:p>
      <text:p text:style-name="P66"><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6">Я опустил руку на шею Дэш и ощутил теплоту и лёгкое покалывание в пустоте.</text:p>
      <text:p text:style-name="P66"><text:span text:style-name="T6">–</text:span> Мне кажется, Дэш, <text:span text:style-name="T1">м</text:span>ы найдём способ связаться. Рано или поздно.</text:p>
      <text:p text:style-name="P66"><text:span text:style-name="T1">–</text:span> И лучше рано, чем поздно! Я не люблю ждать!</text:p>
      <text:p text:style-name="P66"><text:span text:style-name="T1">–</text:span> Да, Дэш. <text:span text:style-name="T1">–</text:span> её образ начал таять. <text:span text:style-name="T1">–</text:span> Да, я помню. Я всё ещё помню…</text:p>
      <text:p text:style-name="P66"/>
      <text:h text:style-name="P128" text:outline-level="2">Земля</text:h>
      <text:p text:style-name="P69">Музыкальная тема из бегущего по лезвию бритвы — <text:span text:style-name="T6">Mission impossible</text:span></text:p>
      <text:p text:style-name="P70">&lt;Ужас возвращения из тёплого волшебного мира друзей в холодную скучную реальность.&gt;</text:p>
      <text:p text:style-name="P6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4"><text:span text:style-name="T1">Я нашарил ногами тапки и пошёл в ванную. Проходя мимо стола, зацепился взглядом за</text:span> эскиз <text:soft-page-break/><text:span text:style-name="T1">рисунка</text:span>.</text:p>
      <text:p text:style-name="P6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5">Доставая из стола ключи от машины, опять наткнулся взглядом на эскиз.</text:p>
      <text:p text:style-name="P6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5">Назову-ка я фантазию «Последний фанфик».</text:p>
      <text:p text:style-name="P65"/>
      <text:p text:style-name="P65"/>
      <text:p text:style-name="P65"/>
      <text:p text:style-name="P66"/>
      <text:p text:style-name="P66"/>
      <text:p text:style-name="P66"/>
      <text:p text:style-name="P66"/>
      <text:p text:style-name="P66"/>
      <text:p text:style-name="P66"/>
      <text:p text:style-name="P66"/>
      <text:p text:style-name="P6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6"/>
      <text:p text:style-name="P6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6"><text:soft-page-break/></text:p>
      <text:p text:style-name="P66"/>
      <text:p text:style-name="P66"/>
      <text:p text:style-name="P66"/>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6">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5">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2"/>
      <text:p text:style-name="P2"/>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17T20:47:11.207820958</dc:date>
    <meta:editing-duration>P68DT17H50M21S</meta:editing-duration>
    <meta:editing-cycles>3327</meta:editing-cycles>
    <meta:generator>LibreOffice/5.0.2.2$Linux_X86_64 LibreOffice_project/00m0$Build-2</meta:generator>
    <meta:document-statistic meta:table-count="0" meta:image-count="0" meta:object-count="0" meta:page-count="142" meta:paragraph-count="2899" meta:word-count="65324" meta:character-count="434590" meta:non-whitespace-character-count="368960"/>
  </office:meta>
</office:document-meta>
</file>